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wrap-option="wrap" fo:background-color="transparent"/>
    </style:style>
    <style:style style:name="ce6" style:family="table-cell" style:parent-style-name="Normal_32_2" style:data-style-name="N0">
      <style:table-cell-properties style:vertical-align="automatic" fo:background-color="transparent"/>
    </style:style>
    <style:style style:name="ce7"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8" style:family="table-cell" style:parent-style-name="Hyperlink_32_2" style:data-style-name="N0">
      <style:table-cell-properties fo:background-color="transparent"/>
      <style:text-properties fo:color="#0000FF" style:text-underline-style="solid" style:text-underline-type="single"/>
    </style:style>
    <style:style style:name="ce9"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1"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2"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13" style:family="table-cell" style:parent-style-name="Normal_32_3" style:data-style-name="N0">
      <style:table-cell-properties style:vertical-align="automatic" fo:background-color="transparent"/>
      <style:text-properties fo:font-size="12pt" style:font-size-asian="12pt" style:font-size-complex="12pt"/>
    </style:style>
    <style:style style:name="ce14"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5"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6" style:family="table-cell" style:parent-style-name="Normal_32_3"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7" style:family="table-cell" style:parent-style-name="Normal_32_2_32_2" style:data-style-name="N0">
      <style:table-cell-properties style:vertical-align="automatic" fo:background-color="transparent"/>
      <style:text-properties fo:font-size="12pt" style:font-size-asian="12pt" style:font-size-complex="12pt"/>
    </style:style>
    <style:style style:name="ce18" style:family="table-cell" style:parent-style-name="Default" style:data-style-name="N0">
      <style:table-cell-properties style:vertical-align="automatic" fo:background-color="transparent"/>
      <style:text-properties fo:font-size="12pt" style:font-size-asian="12pt" style:font-size-complex="12pt"/>
    </style:style>
    <style:style style:name="ce19"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20" style:family="table-cell" style:parent-style-name="Normal_32_2" style:data-style-name="N0">
      <style:table-cell-properties style:vertical-align="automatic" fo:background-color="transparent"/>
      <style:text-properties fo:font-size="12pt" style:font-size-asian="12pt" style:font-size-complex="12pt"/>
    </style:style>
    <style:style style:name="ce21"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automatic" fo:wrap-option="wrap"/>
      <style:text-properties fo:font-size="12pt" style:font-size-asian="12pt" style:font-size-complex="12pt"/>
    </style:style>
    <style:style style:name="ce23"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4" style:family="table-cell" style:parent-style-name="Normal_32_2" style:data-style-name="N0">
      <style:table-cell-properties style:vertical-align="top" fo:background-color="transparent"/>
    </style:style>
    <style:style style:name="ce25" style:family="table-cell" style:parent-style-name="Heading_32_1" style:data-style-name="N0">
      <style:table-cell-properties fo:border="none" style:vertical-align="automatic"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26" style:family="table-cell" style:parent-style-name="Default" style:data-style-name="N0">
      <style:table-cell-properties style:vertical-align="automatic" fo:background-color="transparent"/>
      <style:paragraph-properties fo:margin-left="0cm" style:writing-mode="lr"/>
      <style:text-properties fo:font-size="12pt" style:font-size-asian="12pt" style:font-size-complex="12pt"/>
    </style:style>
    <style:style style:name="ce27"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8"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9"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30"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31"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32" style:family="table-cell" style:parent-style-name="Normal_32_3" style:data-style-name="N0">
      <style:table-cell-properties style:vertical-align="automatic" fo:background-color="transparent"/>
    </style:style>
    <style:style style:name="ce33"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automatic"/>
    </style:style>
    <style:style style:name="ce35"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7" style:family="table-cell" style:parent-style-name="Normal_32_3"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9"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0"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1"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o1" style:family="table-column">
      <style:table-column-properties fo:break-before="auto" style:column-width="23.9183333333333cm"/>
    </style:style>
    <style:style style:name="co2" style:family="table-column">
      <style:table-column-properties fo:break-before="auto" style:column-width="3.40430555555556cm"/>
    </style:style>
    <style:style style:name="co3" style:family="table-column">
      <style:table-column-properties fo:break-before="auto" style:column-width="3.43958333333333cm"/>
    </style:style>
    <style:style style:name="co4" style:family="table-column">
      <style:table-column-properties fo:break-before="auto" style:column-width="1.69333333333333cm"/>
    </style:style>
    <style:style style:name="co5" style:family="table-column">
      <style:table-column-properties fo:break-before="auto" style:column-width="3.12208333333333cm"/>
    </style:style>
    <style:style style:name="co6" style:family="table-column">
      <style:table-column-properties fo:break-before="auto" style:column-width="30.9033333333333cm"/>
    </style:style>
    <style:style style:name="co7" style:family="table-column">
      <style:table-column-properties fo:break-before="auto" style:column-width="5.57388888888889cm"/>
    </style:style>
    <style:style style:name="co8" style:family="table-column">
      <style:table-column-properties fo:break-before="auto" style:column-width="4.14513888888889cm"/>
    </style:style>
    <style:style style:name="co9" style:family="table-column">
      <style:table-column-properties fo:break-before="auto" style:column-width="2.02847222222222cm"/>
    </style:style>
    <style:style style:name="co10" style:family="table-column">
      <style:table-column-properties fo:break-before="auto" style:column-width="2.92805555555556cm"/>
    </style:style>
    <style:style style:name="co11" style:family="table-column">
      <style:table-column-properties fo:break-before="auto" style:column-width="3.01625cm"/>
    </style:style>
    <style:style style:name="co12" style:family="table-column">
      <style:table-column-properties fo:break-before="auto" style:column-width="5.34458333333333cm"/>
    </style:style>
    <style:style style:name="co13" style:family="table-column">
      <style:table-column-properties fo:break-before="auto" style:column-width="3.03388888888889cm"/>
    </style:style>
    <style:style style:name="co14" style:family="table-column">
      <style:table-column-properties fo:break-before="auto" style:column-width="3.35138888888889cm"/>
    </style:style>
    <style:style style:name="co15" style:family="table-column">
      <style:table-column-properties fo:break-before="auto" style:column-width="3.66888888888889cm"/>
    </style:style>
    <style:style style:name="co16" style:family="table-column">
      <style:table-column-properties fo:break-before="auto" style:column-width="3.4925cm"/>
    </style:style>
    <style:style style:name="co17" style:family="table-column">
      <style:table-column-properties fo:break-before="auto" style:column-width="3.65125cm"/>
    </style:style>
    <style:style style:name="co18" style:family="table-column">
      <style:table-column-properties fo:break-before="auto" style:column-width="3.175cm"/>
    </style:style>
    <style:style style:name="co19" style:family="table-column">
      <style:table-column-properties fo:break-before="auto" style:column-width="3.19263888888889cm"/>
    </style:style>
    <style:style style:name="co20" style:family="table-column">
      <style:table-column-properties fo:break-before="auto" style:column-width="3.06916666666667cm"/>
    </style:style>
    <style:style style:name="co21" style:family="table-column">
      <style:table-column-properties fo:break-before="auto" style:column-width="2.01083333333333cm"/>
    </style:style>
    <style:style style:name="co22" style:family="table-column">
      <style:table-column-properties fo:break-before="auto" style:column-width="4.60375cm"/>
    </style:style>
    <style:style style:name="co23" style:family="table-column">
      <style:table-column-properties fo:break-before="auto" style:column-width="3.72180555555556cm"/>
    </style:style>
    <style:style style:name="co24" style:family="table-column">
      <style:table-column-properties fo:break-before="auto" style:column-width="4.92125cm"/>
    </style:style>
    <style:style style:name="co25" style:family="table-column">
      <style:table-column-properties fo:break-before="auto" style:column-width="3.75708333333333cm"/>
    </style:style>
    <style:style style:name="co26" style:family="table-column">
      <style:table-column-properties fo:break-before="auto" style:column-width="5.09763888888889cm"/>
    </style:style>
    <style:style style:name="co27" style:family="table-column">
      <style:table-column-properties fo:break-before="auto" style:column-width="1.86972222222222cm"/>
    </style:style>
    <style:style style:name="co28" style:family="table-column">
      <style:table-column-properties fo:break-before="auto" style:column-width="4.35680555555555cm"/>
    </style:style>
    <style:style style:name="co29" style:family="table-column">
      <style:table-column-properties fo:break-before="auto" style:column-width="4.40972222222222cm"/>
    </style:style>
    <style:style style:name="co30" style:family="table-column">
      <style:table-column-properties fo:break-before="auto" style:column-width="4.62138888888889cm"/>
    </style:style>
    <style:style style:name="co31" style:family="table-column">
      <style:table-column-properties fo:break-before="auto" style:column-width="4.07458333333333cm"/>
    </style:style>
    <style:style style:name="co32" style:family="table-column">
      <style:table-column-properties fo:break-before="auto" style:column-width="4.78013888888889cm"/>
    </style:style>
    <style:style style:name="co33" style:family="table-column">
      <style:table-column-properties fo:break-before="auto" style:column-width="6.45583333333333cm"/>
    </style:style>
    <style:style style:name="co34" style:family="table-column">
      <style:table-column-properties fo:break-before="auto" style:column-width="8.06097222222222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217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46.5pt" style:use-optimal-row-height="true" fo:break-before="auto"/>
    </style:style>
    <style:style style:name="ro10" style:family="table-row">
      <style:table-row-properties style:row-height="14.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65pt" style:use-optimal-row-height="false" fo:break-before="auto"/>
    </style:style>
    <style:style style:name="ro13" style:family="table-row">
      <style:table-row-properties style:row-height="6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7"/>
        <table:table-column table:style-name="co2" table:default-cell-style-name="ce17"/>
        <table:table-column table:style-name="co3" table:default-cell-style-name="ce17"/>
        <table:table-column table:style-name="co4" table:number-columns-repeated="16381" table:default-cell-style-name="ce17"/>
        <table:table-row table:style-name="ro1">
          <table:table-cell office:value-type="string" table:style-name="ce2">
            <text:p>Table 1565: Regional passenger journeys, Scotland,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Scotland.</text:p>
            <text:p/>
            <text:p>This is published alongside Office of Rail and Road's Regional rail usage statistical release.<text:s/></text:p>
            <text:p/>
            <text:p>More details on methodology can be found in our quality and methodology report.</text:p>
          </table:table-cell>
          <table:table-cell table:number-columns-repeated="3" table:style-name="ce5"/>
          <table:table-cell table:number-columns-repeated="16380" table:style-name="ce6"/>
        </table:table-row>
        <table:table-row table:style-name="ro3">
          <table:table-cell office:value-type="string" table:style-name="ce7">
            <text:p><text:a xlink:href="https://dataportal.orr.gov.uk/statistics/usage/regional-rail-usage/">Regional rail usage statistical release (opens in new window)</text:a></text:p>
          </table:table-cell>
          <table:table-cell table:number-columns-repeated="16383" table:style-name="ce6"/>
        </table:table-row>
        <table:table-row table:style-name="ro3">
          <table:table-cell office:value-type="string" table:style-name="ce7">
            <text:p><text:a xlink:href="https://dataportal.orr.gov.uk/media/1231/regional-rail-usage-quality-report.pdf">Regional rail usage quality and methodology report (pdf, opens in new window)</text:a></text:p>
          </table:table-cell>
          <table:table-cell table:style-name="ce6"/>
          <table:table-cell table:number-columns-repeated="16382" table:style-name="ce8"/>
        </table:table-row>
        <table:table-row table:style-name="ro4">
          <table:table-cell office:value-type="string" table:style-name="ce9">
            <text:p>Publication dates</text:p>
          </table:table-cell>
          <table:table-cell table:number-columns-repeated="16383" table:style-name="ce6"/>
        </table:table-row>
        <table:table-row table:style-name="ro3">
          <table:table-cell office:value-type="string" table:style-name="ce4">
            <text:p>This data table was initially published at 09:30 on 4 December 2025</text:p>
          </table:table-cell>
          <table:table-cell table:number-columns-repeated="16383" table:style-name="ce6"/>
        </table:table-row>
        <table:table-row table:style-name="ro3">
          <table:table-cell office:value-type="string" table:style-name="ce4">
            <text:p>The next publication date is scheduled for November 2026</text:p>
          </table:table-cell>
          <table:table-cell table:number-columns-repeated="16383" table:style-name="ce6"/>
        </table:table-row>
        <table:table-row table:style-name="ro4">
          <table:table-cell office:value-type="string" table:style-name="ce9">
            <text:p>Source</text:p>
          </table:table-cell>
          <table:table-cell table:number-columns-repeated="8" table:style-name="ce10"/>
          <table:table-cell table:number-columns-repeated="16375" table:style-name="ce1"/>
        </table:table-row>
        <table:table-row table:style-name="ro3">
          <table:table-cell office:value-type="string" table:style-name="ce11">
            <text:p>LENNON (Latest Earnings Networked Nationally Over Night) and local ticketing data</text:p>
          </table:table-cell>
          <table:table-cell table:number-columns-repeated="8" table:style-name="ce10"/>
          <table:table-cell table:number-columns-repeated="16375" table:style-name="ce1"/>
        </table:table-row>
        <table:table-row table:style-name="ro4">
          <table:table-cell office:value-type="string" table:style-name="ce9">
            <text:p>Low quality data</text:p>
          </table:table-cell>
          <table:table-cell table:number-columns-repeated="16383" table:style-name="ce6"/>
        </table:table-row>
        <table:table-row table:style-name="ro5">
          <table:table-cell office:value-type="string" table:style-name="ce4">
            <text:p>Some cells are denoted as low quality and are marked on the table with [u]. This refers to time period where the quality of data for Highlands and Islands is deemed insufficient to provide a reliable estimate.</text:p>
          </table:table-cell>
          <table:table-cell table:number-columns-repeated="16383" table:style-name="ce6"/>
        </table:table-row>
        <table:table-row table:style-name="ro4">
          <table:table-cell office:value-type="string" table:style-name="ce9">
            <text:p>Data not applicable</text:p>
          </table:table-cell>
          <table:table-cell table:number-columns-repeated="16383" table:style-name="ce6"/>
        </table:table-row>
        <table:table-row table:style-name="ro5">
          <table:table-cell office:value-type="string" table:style-name="ce4">
            <text:p>Some cells are denoted as not applicable and are marked on the table with [z]. These refer to time periods when journeys were no longer attributed to 'Scotland Other'.<text:s/></text:p>
          </table:table-cell>
          <table:table-cell table:number-columns-repeated="16383" table:style-name="ce6"/>
        </table:table-row>
        <table:table-row table:style-name="ro4">
          <table:table-cell office:value-type="string" table:style-name="ce9">
            <text:p>Break in time series</text:p>
          </table:table-cell>
          <table:table-cell table:number-columns-repeated="16383" table:style-name="ce6"/>
        </table:table-row>
        <table:table-row table:style-name="ro6">
          <table:table-cell office:value-type="string" table:style-name="ce12">
            <text:p>Some cells are denoted as a break in time series and are marked on the table with [b].</text:p>
            <text:p/>
            <text:p>From April 2008, the methodology was improved by adding estimates of rail travel in Passenger Transport Executive (PTE) areas. These changes affected Table 1565a and Table 1565d. Only journeys within Scotland were affected and, in Table 1565d, the break mostly affected the ITL2 area of West Central Scotland.</text:p>
            <text:p/>
            <text:p>Between April 2013 and March 2014, estimates of demand on Zonecard, Roundabout, and Daytripper tickets in the Strathclyde area infill were improved. This resulted in a decrease of around 2.2 million journeys. Journeys within Scotland were affected in Table 1565a and, in Table 1565d, the break mostly affected the ITL2 area of West Central Scotland.</text:p>
            <text:p/>
            <text:p>In April 2022 to March 2023 the methodology for estimating journeys was improved by including an adjustment for split tickets and a significant update in journey allocations to or from London Terminals.</text:p>
            <text:p/>
            <text:p/>
          </table:table-cell>
          <table:table-cell table:number-columns-repeated="16383" table:style-name="ce6"/>
        </table:table-row>
        <table:table-row table:style-name="ro4">
          <table:table-cell office:value-type="string" table:style-name="ce9">
            <text:p>Revised data</text:p>
          </table:table-cell>
          <table:table-cell table:number-columns-repeated="8" table:style-name="ce13"/>
          <table:table-cell table:number-columns-repeated="16375" table:style-name="ce1"/>
        </table:table-row>
        <table:table-row table:style-name="ro3">
          <table:table-cell office:value-type="string" table:style-name="ce4">
            <text:p>We maintain a log containing details of all historical revisions.</text:p>
          </table:table-cell>
          <table:table-cell table:number-columns-repeated="16383" table:style-name="ce1"/>
        </table:table-row>
        <table:table-row table:style-name="ro3">
          <table:table-cell office:value-type="string" table:style-name="ce14">
            <text:p><text:a xlink:href="https://dataportal.orr.gov.uk/media/1239/stats-revision-log.ods">Revisions log (ods, opens in new window)</text:a></text:p>
          </table:table-cell>
          <table:table-cell table:number-columns-repeated="16383" table:style-name="ce1"/>
        </table:table-row>
        <table:table-row table:style-name="ro4">
          <table:table-cell office:value-type="string" table:style-name="ce9">
            <text:p>Contact details</text:p>
          </table:table-cell>
          <table:table-cell table:number-columns-repeated="16383" table:style-name="ce1"/>
        </table:table-row>
        <table:table-row table:style-name="ro3">
          <table:table-cell office:value-type="string" table:style-name="ce15">
            <text:p><text:a xlink:href="mailto:rail.stats@orr.gov.uk">rail.stats@orr.gov.uk (opens in new window)</text:a></text:p>
          </table:table-cell>
          <table:table-cell table:number-columns-repeated="16383" table:style-name="ce6"/>
        </table:table-row>
        <table:table-row table:style-name="ro3">
          <table:table-cell office:value-type="string" table:style-name="ce16">
            <text:p>Media enquiries: 07856279808</text:p>
          </table:table-cell>
          <table:table-cell table:number-columns-repeated="8" table:style-name="ce17"/>
          <table:table-cell table:number-columns-repeated="16375" table:style-name="ce1"/>
        </table:table-row>
        <table:table-row table:style-name="ro3">
          <table:table-cell office:value-type="string" table:style-name="ce18">
            <text:p>Responsible statistician: L Al-Ajeel</text:p>
          </table:table-cell>
          <table:table-cell table:number-columns-repeated="8" table:style-name="ce17"/>
          <table:table-cell table:number-columns-repeated="16375" table:style-name="ce1"/>
        </table:table-row>
        <table:table-row table:number-rows-repeated="2" table:style-name="ro3">
          <table:table-cell table:number-columns-repeated="9" table:style-name="ce17"/>
          <table:table-cell table:number-columns-repeated="16375" table:style-name="ce1"/>
        </table:table-row>
        <table:table-row table:style-name="ro3">
          <table:table-cell table:number-columns-repeated="16384" table:style-name="ce17"/>
        </table:table-row>
        <table:table-row table:number-rows-repeated="1048551" table:style-name="ro7">
          <table:table-cell table:number-columns-repeated="16384"/>
        </table:table-row>
      </table:table>
      <table:table table:name="Notes" table:style-name="ta1">
        <table:table-column table:style-name="co5" table:default-cell-style-name="ce6"/>
        <table:table-column table:style-name="co6" table:default-cell-style-name="ce6"/>
        <table:table-column table:style-name="co4" table:number-columns-repeated="16382" table:default-cell-style-name="ce6"/>
        <table:table-row table:style-name="ro1">
          <table:table-cell office:value-type="string" table:style-name="ce19">
            <text:p>Notes<text:s/></text:p>
          </table:table-cell>
          <table:table-cell table:style-name="ce6"/>
          <table:table-cell table:number-columns-repeated="16382" table:style-name="ce1"/>
        </table:table-row>
        <table:table-row table:style-name="ro3">
          <table:table-cell office:value-type="string" table:style-name="ce20">
            <text:p>This worksheet contains one table.<text:s/></text:p>
          </table:table-cell>
          <table:table-cell table:style-name="ce20"/>
          <table:table-cell table:number-columns-repeated="16382" table:style-name="ce1"/>
        </table:table-row>
        <table:table-row table:style-name="ro8">
          <table:table-cell office:value-type="string" table:style-name="ce21">
            <text:p>Note number<text:s/></text:p>
          </table:table-cell>
          <table:table-cell office:value-type="string" table:style-name="ce21">
            <text:p>Note text<text:s/></text:p>
          </table:table-cell>
          <table:table-cell table:number-columns-repeated="16382" table:style-name="ce1"/>
        </table:table-row>
        <table:table-row table:style-name="ro9">
          <table:table-cell office:value-type="string" table:style-name="ce20">
            <text:p>note 1</text:p>
          </table:table-cell>
          <table:table-cell office:value-type="string" table:style-name="ce22">
            <text:p>Between April 1995 and March 2008, some journeys have been assigned to Scotland Other within Tables 1565c and 1565d. These journeys are either refunds or journeys to or from a non-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9">
          <table:table-cell office:value-type="string" table:style-name="ce20">
            <text:p>note 2</text:p>
          </table:table-cell>
          <table:table-cell office:value-type="string" table:style-name="ce23">
            <text:p>We believe the number of journeys presented between other regions and Highlands and Islands and North Eastern Scotland in the time period April 2019 to March 2020 are underestimates due to the way refunds have been included in the source data for certain ticket types. There will be a much smaller knock on impact on the estimated number of journeys between Scotland and other regions in the same time period.</text:p>
          </table:table-cell>
          <table:table-cell table:number-columns-repeated="16382" table:style-name="ce1"/>
        </table:table-row>
        <table:table-row table:style-name="ro5">
          <table:table-cell office:value-type="string" table:style-name="ce20">
            <text:p>note 3</text:p>
          </table:table-cell>
          <table:table-cell office:value-type="string" table:style-name="ce23">
            <text:p>Table 1565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0">
          <table:table-cell table:style-name="ce6"/>
          <table:table-cell table:style-name="ce24"/>
          <table:table-cell table:number-columns-repeated="16382" table:style-name="ce1"/>
        </table:table-row>
        <table:table-row table:style-name="ro10">
          <table:table-cell table:number-columns-repeated="16384" table:style-name="ce6"/>
        </table:table-row>
        <table:table-row table:number-rows-repeated="1048568" table:style-name="ro11">
          <table:table-cell table:number-columns-repeated="16384"/>
        </table:table-row>
      </table:table>
      <table:table table:name="1565_regional_journeys_scotland" table:style-name="ta1">
        <table:table-column table:style-name="co7" table:number-columns-repeated="3" table:default-cell-style-name="ce1"/>
        <table:table-column table:style-name="co8" table:default-cell-style-name="ce1"/>
        <table:table-column table:style-name="co9" table:default-cell-style-name="ce1"/>
        <table:table-column table:style-name="co7"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7" table:default-cell-style-name="ce1"/>
        <table:table-column table:style-name="co2" table:default-cell-style-name="ce1"/>
        <table:table-column table:style-name="co22" table:number-columns-repeated="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7" table:number-columns-repeated="16349" table:default-cell-style-name="ce1"/>
        <table:table-row table:style-name="ro1">
          <table:table-cell office:value-type="string" table:style-name="ce25">
            <text:p>Table 1565: Regional passenger journeys, Scotland, annual data, April 1995 to March 2025</text:p>
          </table:table-cell>
          <table:table-cell table:number-columns-repeated="34" table:style-name="ce3"/>
          <table:table-cell table:number-columns-repeated="16349"/>
        </table:table-row>
        <table:table-row table:style-name="ro12">
          <table:table-cell office:value-type="string" table:style-name="ce26">
            <text:p>This worksheet contains four tables presented horizontally with one blank column in between each table. Each table applies to the number of journeys made annually, to or from, and between Scotland and other geographical boundaries in Great Britain.</text:p>
          </table:table-cell>
          <table:table-cell table:number-columns-repeated="34" table:style-name="ce27"/>
          <table:table-cell table:number-columns-repeated="16349"/>
        </table:table-row>
        <table:table-row table:style-name="ro12">
          <table:table-cell office:value-type="string" table:style-name="ce26">
            <text:p>Some cells refer to notes which can be found on the notes worksheet.</text:p>
          </table:table-cell>
          <table:table-cell table:number-columns-repeated="34" table:style-name="ce27"/>
          <table:table-cell table:number-columns-repeated="16349"/>
        </table:table-row>
        <table:table-row table:style-name="ro12">
          <table:table-cell office:value-type="string" table:style-name="ce26">
            <text:p>Some shorthand is used in this table, [z] = data not applicable, [u] = low quality data, [b] = break in time series</text:p>
          </table:table-cell>
          <table:table-cell table:number-columns-repeated="34" table:style-name="ce28"/>
          <table:table-cell table:number-columns-repeated="16349"/>
        </table:table-row>
        <table:table-row table:style-name="ro4">
          <table:table-cell office:value-type="string" table:style-name="ce29">
            <text:p>Table 1565a: Number of passenger journeys for Scotland</text:p>
          </table:table-cell>
          <table:table-cell table:style-name="ce30"/>
          <table:table-cell table:number-columns-repeated="3" table:style-name="ce31"/>
          <table:table-cell office:value-type="string" table:style-name="ce29">
            <text:p>Table 1565b: Number of Scotland passenger journeys to or from other regions</text:p>
          </table:table-cell>
          <table:table-cell table:number-columns-repeated="9" table:style-name="ce31"/>
          <table:table-cell table:number-columns-repeated="3" table:style-name="ce32"/>
          <table:table-cell office:value-type="string" table:style-name="ce29">
            <text:p>Table 1565c: Number of passenger journeys to or from other regions by International Territorial Level 2 (ITL2) boundaries in Scotland</text:p>
          </table:table-cell>
          <table:table-cell table:number-columns-repeated="8" table:style-name="ce32"/>
          <table:table-cell office:value-type="string" table:style-name="ce29">
            <text:p>Table 1565d: Number of passenger journeys within Scotland by International Territorial Level 2 (ITL2) boundary [note 3]</text:p>
          </table:table-cell>
          <table:table-cell table:number-columns-repeated="7" table:style-name="ce32"/>
          <table:table-cell table:number-columns-repeated="16349"/>
        </table:table-row>
        <table:table-row table:style-name="ro13">
          <table:table-cell office:value-type="string" table:style-name="ce21">
            <text:p>Time period</text:p>
          </table:table-cell>
          <table:table-cell office:value-type="string" table:style-name="ce33">
            <text:p>Journeys to or from other regions</text:p>
            <text:p>(thousands)</text:p>
          </table:table-cell>
          <table:table-cell office:value-type="string" table:style-name="ce33">
            <text:p>Journeys within Scotland</text:p>
            <text:p>(thousands)</text:p>
          </table:table-cell>
          <table:table-cell office:value-type="string" table:style-name="ce33">
            <text:p>Total journeys</text:p>
            <text:p>(thousands)</text:p>
          </table:table-cell>
          <table:table-cell table:style-name="ce34"/>
          <table:table-cell office:value-type="string" table:style-name="ce21">
            <text:p>Time period</text:p>
          </table:table-cell>
          <table:table-cell office:value-type="string" table:style-name="ce33">
            <text:p>North East</text:p>
            <text:p>(thousands)</text:p>
          </table:table-cell>
          <table:table-cell office:value-type="string" table:style-name="ce33">
            <text:p>North West</text:p>
            <text:p>(thousands)</text:p>
          </table:table-cell>
          <table:table-cell office:value-type="string" table:style-name="ce33">
            <text:p>Yorkshire and the Humber</text:p>
            <text:p>(thousands)</text:p>
          </table:table-cell>
          <table:table-cell office:value-type="string" table:style-name="ce33">
            <text:p>East Midlands</text:p>
            <text:p>(thousands)</text:p>
          </table:table-cell>
          <table:table-cell office:value-type="string" table:style-name="ce33">
            <text:p>West Midlands</text:p>
            <text:p>(thousands)</text:p>
          </table:table-cell>
          <table:table-cell office:value-type="string" table:style-name="ce33">
            <text:p>East of England</text:p>
            <text:p>(thousands)</text:p>
          </table:table-cell>
          <table:table-cell office:value-type="string" table:style-name="ce33">
            <text:p>London</text:p>
            <text:p>(thousands)</text:p>
          </table:table-cell>
          <table:table-cell office:value-type="string" table:style-name="ce33">
            <text:p>South East</text:p>
            <text:p>(thousands)</text:p>
          </table:table-cell>
          <table:table-cell office:value-type="string" table:style-name="ce33">
            <text:p>South West</text:p>
            <text:p>(thousands)</text:p>
          </table:table-cell>
          <table:table-cell office:value-type="string" table:style-name="ce33">
            <text:p>Wales</text:p>
            <text:p>(thousands)</text:p>
          </table:table-cell>
          <table:table-cell office:value-type="string" table:style-name="ce33">
            <text:p>Total journeys</text:p>
            <text:p>(thousands)</text:p>
          </table:table-cell>
          <table:table-cell table:style-name="ce34"/>
          <table:table-cell office:value-type="string" table:style-name="ce21">
            <text:p>Time period</text:p>
          </table:table-cell>
          <table:table-cell office:value-type="string" table:style-name="ce35">
            <text:p>Eastern Scotland</text:p>
            <text:p>(thousands)</text:p>
          </table:table-cell>
          <table:table-cell office:value-type="string" table:style-name="ce35">
            <text:p>Highlands and Islands</text:p>
            <text:p>(thousands)</text:p>
          </table:table-cell>
          <table:table-cell office:value-type="string" table:style-name="ce35">
            <text:p>North Eastern Scotland</text:p>
            <text:p>(thousands)</text:p>
          </table:table-cell>
          <table:table-cell office:value-type="string" table:style-name="ce35">
            <text:p>Southern Scotland</text:p>
            <text:p>(thousands)</text:p>
          </table:table-cell>
          <table:table-cell office:value-type="string" table:style-name="ce35">
            <text:p>West Central Scotland</text:p>
            <text:p>(thousands)</text:p>
          </table:table-cell>
          <table:table-cell office:value-type="string" table:style-name="ce35">
            <text:p>Scotland Other</text:p>
            <text:p>(thousands)</text:p>
            <text:p><text:s/>[note 1]</text:p>
          </table:table-cell>
          <table:table-cell office:value-type="string" table:style-name="ce35">
            <text:p>Total journeys to or from other regions</text:p>
            <text:p>(thousands)</text:p>
          </table:table-cell>
          <table:table-cell table:style-name="ce34"/>
          <table:table-cell office:value-type="string" table:style-name="ce21">
            <text:p>Time period</text:p>
          </table:table-cell>
          <table:table-cell office:value-type="string" table:style-name="ce35">
            <text:p>Starting or ending in Eastern Scotland</text:p>
            <text:p>(thousands)</text:p>
          </table:table-cell>
          <table:table-cell office:value-type="string" table:style-name="ce35">
            <text:p>Starting or ending in Highlands and Islands</text:p>
            <text:p>(thousands)</text:p>
          </table:table-cell>
          <table:table-cell office:value-type="string" table:style-name="ce35">
            <text:p>Starting or ending in North Eastern Scotland</text:p>
            <text:p>(thousands)</text:p>
          </table:table-cell>
          <table:table-cell office:value-type="string" table:style-name="ce35">
            <text:p>Starting or ending in Southern Scotland</text:p>
            <text:p>(thousands)</text:p>
          </table:table-cell>
          <table:table-cell office:value-type="string" table:style-name="ce35">
            <text:p>Starting or ending in West Central Scotland</text:p>
            <text:p>(thousands)</text:p>
          </table:table-cell>
          <table:table-cell office:value-type="string" table:style-name="ce35">
            <text:p>Starting or ending in Scotland Other</text:p>
            <text:p>(thousands)</text:p>
            <text:p><text:s/>[note 1]</text:p>
          </table:table-cell>
          <table:table-cell office:value-type="string" table:style-name="ce35">
            <text:p>Total journeys within Scotland starting or ending in each International Territorial Level 2 (ITL2) boundary</text:p>
            <text:p>(thousands)</text:p>
          </table:table-cell>
          <table:table-cell table:number-columns-repeated="16349"/>
        </table:table-row>
        <table:table-row table:style-name="ro3">
          <table:table-cell office:value-type="string" table:style-name="ce36">
            <text:p>Apr 1995 to Mar 1996</text:p>
          </table:table-cell>
          <table:table-cell office:value-type="float" office:value="4567.1499999999996" table:style-name="ce37">
            <text:p>4,567</text:p>
          </table:table-cell>
          <table:table-cell office:value-type="float" office:value="44376.385000000002" table:style-name="ce37">
            <text:p>44,376</text:p>
          </table:table-cell>
          <table:table-cell office:value-type="float" office:value="48943.535000000003" table:style-name="ce37">
            <text:p>48,944</text:p>
          </table:table-cell>
          <table:table-cell table:style-name="ce1"/>
          <table:table-cell office:value-type="string" table:style-name="ce36">
            <text:p>Apr 1995 to Mar 1996</text:p>
          </table:table-cell>
          <table:table-cell office:value-type="float" office:value="725.78899999999999" table:style-name="ce38">
            <text:p>726</text:p>
          </table:table-cell>
          <table:table-cell office:value-type="float" office:value="836.11599999999999" table:style-name="ce38">
            <text:p>836</text:p>
          </table:table-cell>
          <table:table-cell office:value-type="float" office:value="536.173" table:style-name="ce38">
            <text:p>536</text:p>
          </table:table-cell>
          <table:table-cell office:value-type="float" office:value="146.80600000000001" table:style-name="ce38">
            <text:p>147</text:p>
          </table:table-cell>
          <table:table-cell office:value-type="float" office:value="224.94" table:style-name="ce38">
            <text:p>225</text:p>
          </table:table-cell>
          <table:table-cell office:value-type="float" office:value="282.185" table:style-name="ce38">
            <text:p>282</text:p>
          </table:table-cell>
          <table:table-cell office:value-type="float" office:value="1231.886" table:style-name="ce38">
            <text:p>1,232</text:p>
          </table:table-cell>
          <table:table-cell office:value-type="float" office:value="322.31799999999998" table:style-name="ce38">
            <text:p>322</text:p>
          </table:table-cell>
          <table:table-cell office:value-type="float" office:value="185.19399999999999" table:style-name="ce38">
            <text:p>185</text:p>
          </table:table-cell>
          <table:table-cell office:value-type="float" office:value="75.742999999999995" table:style-name="ce38">
            <text:p>76</text:p>
          </table:table-cell>
          <table:table-cell office:value-type="float" office:value="4567.1499999999996" table:style-name="ce38">
            <text:p>4,567</text:p>
          </table:table-cell>
          <table:table-cell table:style-name="ce1"/>
          <table:table-cell office:value-type="string" table:style-name="ce36">
            <text:p>Apr 1995 to Mar 1996</text:p>
          </table:table-cell>
          <table:table-cell office:value-type="float" office:value="2460.9650000000001" table:style-name="ce39">
            <text:p>2,461</text:p>
          </table:table-cell>
          <table:table-cell office:value-type="float" office:value="236.28200000000001" table:style-name="ce39">
            <text:p>236</text:p>
          </table:table-cell>
          <table:table-cell office:value-type="float" office:value="293.46499999999997" table:style-name="ce39">
            <text:p>293</text:p>
          </table:table-cell>
          <table:table-cell office:value-type="float" office:value="296.79599999999999" table:style-name="ce39">
            <text:p>297</text:p>
          </table:table-cell>
          <table:table-cell office:value-type="float" office:value="546.61599999999999" table:style-name="ce39">
            <text:p>547</text:p>
          </table:table-cell>
          <table:table-cell office:value-type="float" office:value="733.02599999999995" table:style-name="ce39">
            <text:p>733</text:p>
          </table:table-cell>
          <table:table-cell office:value-type="float" office:value="4567.1499999999996" table:style-name="ce39">
            <text:p>4,567</text:p>
          </table:table-cell>
          <table:table-cell table:style-name="ce1"/>
          <table:table-cell office:value-type="string" table:style-name="ce36">
            <text:p>Apr 1995 to Mar 1996</text:p>
          </table:table-cell>
          <table:table-cell office:value-type="float" office:value="17656.413" table:style-name="ce39">
            <text:p>17,656</text:p>
          </table:table-cell>
          <table:table-cell office:value-type="float" office:value="2063.0639999999999" table:style-name="ce39">
            <text:p>2,063</text:p>
          </table:table-cell>
          <table:table-cell office:value-type="float" office:value="1685.0170000000001" table:style-name="ce39">
            <text:p>1,685</text:p>
          </table:table-cell>
          <table:table-cell office:value-type="float" office:value="9391.7129999999997" table:style-name="ce39">
            <text:p>9,392</text:p>
          </table:table-cell>
          <table:table-cell office:value-type="float" office:value="35956.667999999998" table:style-name="ce39">
            <text:p>35,957</text:p>
          </table:table-cell>
          <table:table-cell office:value-type="float" office:value="21999.895" table:style-name="ce39">
            <text:p>22,000</text:p>
          </table:table-cell>
          <table:table-cell office:value-type="float" office:value="88752.77" table:style-name="ce39">
            <text:p>88,753</text:p>
          </table:table-cell>
          <table:table-cell table:number-columns-repeated="16349"/>
        </table:table-row>
        <table:table-row table:style-name="ro3">
          <table:table-cell office:value-type="string" table:style-name="ce36">
            <text:p>Apr 1996 to Mar 1997</text:p>
          </table:table-cell>
          <table:table-cell office:value-type="float" office:value="4536.2820000000002" table:style-name="ce37">
            <text:p>4,536</text:p>
          </table:table-cell>
          <table:table-cell office:value-type="float" office:value="45215.942000000003" table:style-name="ce37">
            <text:p>45,216</text:p>
          </table:table-cell>
          <table:table-cell office:value-type="float" office:value="49752.224000000002" table:style-name="ce37">
            <text:p>49,752</text:p>
          </table:table-cell>
          <table:table-cell table:style-name="ce1"/>
          <table:table-cell office:value-type="string" table:style-name="ce36">
            <text:p>Apr 1996 to Mar 1997</text:p>
          </table:table-cell>
          <table:table-cell office:value-type="float" office:value="751.79100000000005" table:style-name="ce38">
            <text:p>752</text:p>
          </table:table-cell>
          <table:table-cell office:value-type="float" office:value="851.85699999999997" table:style-name="ce38">
            <text:p>852</text:p>
          </table:table-cell>
          <table:table-cell office:value-type="float" office:value="562.27200000000005" table:style-name="ce38">
            <text:p>562</text:p>
          </table:table-cell>
          <table:table-cell office:value-type="float" office:value="148.31" table:style-name="ce38">
            <text:p>148</text:p>
          </table:table-cell>
          <table:table-cell office:value-type="float" office:value="225.91300000000001" table:style-name="ce38">
            <text:p>226</text:p>
          </table:table-cell>
          <table:table-cell office:value-type="float" office:value="260.334" table:style-name="ce38">
            <text:p>260</text:p>
          </table:table-cell>
          <table:table-cell office:value-type="float" office:value="1189.68" table:style-name="ce38">
            <text:p>1,190</text:p>
          </table:table-cell>
          <table:table-cell office:value-type="float" office:value="293.25799999999998" table:style-name="ce38">
            <text:p>293</text:p>
          </table:table-cell>
          <table:table-cell office:value-type="float" office:value="178.523" table:style-name="ce38">
            <text:p>179</text:p>
          </table:table-cell>
          <table:table-cell office:value-type="float" office:value="74.343999999999994" table:style-name="ce38">
            <text:p>74</text:p>
          </table:table-cell>
          <table:table-cell office:value-type="float" office:value="4536.2820000000002" table:style-name="ce38">
            <text:p>4,536</text:p>
          </table:table-cell>
          <table:table-cell table:style-name="ce1"/>
          <table:table-cell office:value-type="string" table:style-name="ce36">
            <text:p>Apr 1996 to Mar 1997</text:p>
          </table:table-cell>
          <table:table-cell office:value-type="float" office:value="2491.4670000000001" table:style-name="ce39">
            <text:p>2,491</text:p>
          </table:table-cell>
          <table:table-cell office:value-type="float" office:value="223.04499999999999" table:style-name="ce39">
            <text:p>223</text:p>
          </table:table-cell>
          <table:table-cell office:value-type="float" office:value="272.91800000000001" table:style-name="ce39">
            <text:p>273</text:p>
          </table:table-cell>
          <table:table-cell office:value-type="float" office:value="283.79500000000002" table:style-name="ce39">
            <text:p>284</text:p>
          </table:table-cell>
          <table:table-cell office:value-type="float" office:value="521.702" table:style-name="ce39">
            <text:p>522</text:p>
          </table:table-cell>
          <table:table-cell office:value-type="float" office:value="743.35500000000002" table:style-name="ce39">
            <text:p>743</text:p>
          </table:table-cell>
          <table:table-cell office:value-type="float" office:value="4536.2820000000002" table:style-name="ce39">
            <text:p>4,536</text:p>
          </table:table-cell>
          <table:table-cell table:style-name="ce1"/>
          <table:table-cell office:value-type="string" table:style-name="ce36">
            <text:p>Apr 1996 to Mar 1997</text:p>
          </table:table-cell>
          <table:table-cell office:value-type="float" office:value="17275.678" table:style-name="ce39">
            <text:p>17,276</text:p>
          </table:table-cell>
          <table:table-cell office:value-type="float" office:value="2058.0920000000001" table:style-name="ce39">
            <text:p>2,058</text:p>
          </table:table-cell>
          <table:table-cell office:value-type="float" office:value="1723.3689999999999" table:style-name="ce39">
            <text:p>1,723</text:p>
          </table:table-cell>
          <table:table-cell office:value-type="float" office:value="9782.1149999999998" table:style-name="ce39">
            <text:p>9,782</text:p>
          </table:table-cell>
          <table:table-cell office:value-type="float" office:value="36821.749000000003" table:style-name="ce39">
            <text:p>36,822</text:p>
          </table:table-cell>
          <table:table-cell office:value-type="float" office:value="22770.881000000001" table:style-name="ce39">
            <text:p>22,771</text:p>
          </table:table-cell>
          <table:table-cell office:value-type="float" office:value="90431.884000000005" table:style-name="ce39">
            <text:p>90,432</text:p>
          </table:table-cell>
          <table:table-cell table:number-columns-repeated="16349"/>
        </table:table-row>
        <table:table-row table:style-name="ro3">
          <table:table-cell office:value-type="string" table:style-name="ce36">
            <text:p>Apr 1997 to Mar 1998</text:p>
          </table:table-cell>
          <table:table-cell office:value-type="float" office:value="4702.3879999999999" table:style-name="ce37">
            <text:p>4,702</text:p>
          </table:table-cell>
          <table:table-cell office:value-type="float" office:value="48355.072999999997" table:style-name="ce37">
            <text:p>48,355</text:p>
          </table:table-cell>
          <table:table-cell office:value-type="float" office:value="53057.461000000003" table:style-name="ce37">
            <text:p>53,057</text:p>
          </table:table-cell>
          <table:table-cell table:style-name="ce1"/>
          <table:table-cell office:value-type="string" table:style-name="ce36">
            <text:p>Apr 1997 to Mar 1998</text:p>
          </table:table-cell>
          <table:table-cell office:value-type="float" office:value="829.61199999999997" table:style-name="ce38">
            <text:p>830</text:p>
          </table:table-cell>
          <table:table-cell office:value-type="float" office:value="905.39599999999996" table:style-name="ce38">
            <text:p>905</text:p>
          </table:table-cell>
          <table:table-cell office:value-type="float" office:value="602.87699999999995" table:style-name="ce38">
            <text:p>603</text:p>
          </table:table-cell>
          <table:table-cell office:value-type="float" office:value="152.12200000000001" table:style-name="ce38">
            <text:p>152</text:p>
          </table:table-cell>
          <table:table-cell office:value-type="float" office:value="227.536" table:style-name="ce38">
            <text:p>228</text:p>
          </table:table-cell>
          <table:table-cell office:value-type="float" office:value="265.74700000000001" table:style-name="ce38">
            <text:p>266</text:p>
          </table:table-cell>
          <table:table-cell office:value-type="float" office:value="1180.0909999999999" table:style-name="ce38">
            <text:p>1,180</text:p>
          </table:table-cell>
          <table:table-cell office:value-type="float" office:value="286.56099999999998" table:style-name="ce38">
            <text:p>287</text:p>
          </table:table-cell>
          <table:table-cell office:value-type="float" office:value="180.88399999999999" table:style-name="ce38">
            <text:p>181</text:p>
          </table:table-cell>
          <table:table-cell office:value-type="float" office:value="71.561999999999998" table:style-name="ce38">
            <text:p>72</text:p>
          </table:table-cell>
          <table:table-cell office:value-type="float" office:value="4702.3879999999999" table:style-name="ce38">
            <text:p>4,702</text:p>
          </table:table-cell>
          <table:table-cell table:style-name="ce1"/>
          <table:table-cell office:value-type="string" table:style-name="ce36">
            <text:p>Apr 1997 to Mar 1998</text:p>
          </table:table-cell>
          <table:table-cell office:value-type="float" office:value="2660.3220000000001" table:style-name="ce39">
            <text:p>2,660</text:p>
          </table:table-cell>
          <table:table-cell office:value-type="float" office:value="215.58099999999999" table:style-name="ce39">
            <text:p>216</text:p>
          </table:table-cell>
          <table:table-cell office:value-type="float" office:value="283.72399999999999" table:style-name="ce39">
            <text:p>284</text:p>
          </table:table-cell>
          <table:table-cell office:value-type="float" office:value="283.488" table:style-name="ce39">
            <text:p>283</text:p>
          </table:table-cell>
          <table:table-cell office:value-type="float" office:value="436.91500000000002" table:style-name="ce39">
            <text:p>437</text:p>
          </table:table-cell>
          <table:table-cell office:value-type="float" office:value="822.35799999999995" table:style-name="ce39">
            <text:p>822</text:p>
          </table:table-cell>
          <table:table-cell office:value-type="float" office:value="4702.3879999999999" table:style-name="ce39">
            <text:p>4,702</text:p>
          </table:table-cell>
          <table:table-cell table:style-name="ce1"/>
          <table:table-cell office:value-type="string" table:style-name="ce36">
            <text:p>Apr 1997 to Mar 1998</text:p>
          </table:table-cell>
          <table:table-cell office:value-type="float" office:value="19015.530999999999" table:style-name="ce39">
            <text:p>19,016</text:p>
          </table:table-cell>
          <table:table-cell office:value-type="float" office:value="2077.0630000000001" table:style-name="ce39">
            <text:p>2,077</text:p>
          </table:table-cell>
          <table:table-cell office:value-type="float" office:value="1915.568" table:style-name="ce39">
            <text:p>1,916</text:p>
          </table:table-cell>
          <table:table-cell office:value-type="float" office:value="10313.319" table:style-name="ce39">
            <text:p>10,313</text:p>
          </table:table-cell>
          <table:table-cell office:value-type="float" office:value="39303.527999999998" table:style-name="ce39">
            <text:p>39,304</text:p>
          </table:table-cell>
          <table:table-cell office:value-type="float" office:value="24085.136999999999" table:style-name="ce39">
            <text:p>24,085</text:p>
          </table:table-cell>
          <table:table-cell office:value-type="float" office:value="96710.145999999993" table:style-name="ce39">
            <text:p>96,710</text:p>
          </table:table-cell>
          <table:table-cell table:number-columns-repeated="16349"/>
        </table:table-row>
        <table:table-row table:style-name="ro3">
          <table:table-cell office:value-type="string" table:style-name="ce36">
            <text:p>Apr 1998 to Mar 1999</text:p>
          </table:table-cell>
          <table:table-cell office:value-type="float" office:value="5188.6869999999999" table:style-name="ce37">
            <text:p>5,189</text:p>
          </table:table-cell>
          <table:table-cell office:value-type="float" office:value="49864.85" table:style-name="ce37">
            <text:p>49,865</text:p>
          </table:table-cell>
          <table:table-cell office:value-type="float" office:value="55053.536999999997" table:style-name="ce37">
            <text:p>55,054</text:p>
          </table:table-cell>
          <table:table-cell table:style-name="ce1"/>
          <table:table-cell office:value-type="string" table:style-name="ce36">
            <text:p>Apr 1998 to Mar 1999</text:p>
          </table:table-cell>
          <table:table-cell office:value-type="float" office:value="876.85599999999999" table:style-name="ce38">
            <text:p>877</text:p>
          </table:table-cell>
          <table:table-cell office:value-type="float" office:value="1000.265" table:style-name="ce38">
            <text:p>1,000</text:p>
          </table:table-cell>
          <table:table-cell office:value-type="float" office:value="638.86099999999999" table:style-name="ce38">
            <text:p>639</text:p>
          </table:table-cell>
          <table:table-cell office:value-type="float" office:value="158.38800000000001" table:style-name="ce38">
            <text:p>158</text:p>
          </table:table-cell>
          <table:table-cell office:value-type="float" office:value="242.09700000000001" table:style-name="ce38">
            <text:p>242</text:p>
          </table:table-cell>
          <table:table-cell office:value-type="float" office:value="270.48" table:style-name="ce38">
            <text:p>270</text:p>
          </table:table-cell>
          <table:table-cell office:value-type="float" office:value="1468.423" table:style-name="ce38">
            <text:p>1,468</text:p>
          </table:table-cell>
          <table:table-cell office:value-type="float" office:value="285.35199999999998" table:style-name="ce38">
            <text:p>285</text:p>
          </table:table-cell>
          <table:table-cell office:value-type="float" office:value="173.70099999999999" table:style-name="ce38">
            <text:p>174</text:p>
          </table:table-cell>
          <table:table-cell office:value-type="float" office:value="74.263999999999996" table:style-name="ce38">
            <text:p>74</text:p>
          </table:table-cell>
          <table:table-cell office:value-type="float" office:value="5188.6869999999999" table:style-name="ce38">
            <text:p>5,189</text:p>
          </table:table-cell>
          <table:table-cell table:style-name="ce1"/>
          <table:table-cell office:value-type="string" table:style-name="ce36">
            <text:p>Apr 1998 to Mar 1999</text:p>
          </table:table-cell>
          <table:table-cell office:value-type="float" office:value="2915.2730000000001" table:style-name="ce39">
            <text:p>2,915</text:p>
          </table:table-cell>
          <table:table-cell office:value-type="float" office:value="235.28299999999999" table:style-name="ce39">
            <text:p>235</text:p>
          </table:table-cell>
          <table:table-cell office:value-type="float" office:value="272.142" table:style-name="ce39">
            <text:p>272</text:p>
          </table:table-cell>
          <table:table-cell office:value-type="float" office:value="339.18700000000001" table:style-name="ce39">
            <text:p>339</text:p>
          </table:table-cell>
          <table:table-cell office:value-type="float" office:value="530.30100000000004" table:style-name="ce39">
            <text:p>530</text:p>
          </table:table-cell>
          <table:table-cell office:value-type="float" office:value="896.50099999999998" table:style-name="ce39">
            <text:p>897</text:p>
          </table:table-cell>
          <table:table-cell office:value-type="float" office:value="5188.6869999999999" table:style-name="ce39">
            <text:p>5,189</text:p>
          </table:table-cell>
          <table:table-cell table:style-name="ce1"/>
          <table:table-cell office:value-type="string" table:style-name="ce36">
            <text:p>Apr 1998 to Mar 1999</text:p>
          </table:table-cell>
          <table:table-cell office:value-type="float" office:value="20798.48" table:style-name="ce39">
            <text:p>20,798</text:p>
          </table:table-cell>
          <table:table-cell office:value-type="float" office:value="2138.366" table:style-name="ce39">
            <text:p>2,138</text:p>
          </table:table-cell>
          <table:table-cell office:value-type="float" office:value="2031.2360000000001" table:style-name="ce39">
            <text:p>2,031</text:p>
          </table:table-cell>
          <table:table-cell office:value-type="float" office:value="10447.612999999999" table:style-name="ce39">
            <text:p>10,448</text:p>
          </table:table-cell>
          <table:table-cell office:value-type="float" office:value="39698.633000000002" table:style-name="ce39">
            <text:p>39,699</text:p>
          </table:table-cell>
          <table:table-cell office:value-type="float" office:value="24615.371999999999" table:style-name="ce39">
            <text:p>24,615</text:p>
          </table:table-cell>
          <table:table-cell office:value-type="float" office:value="99729.7" table:style-name="ce39">
            <text:p>99,730</text:p>
          </table:table-cell>
          <table:table-cell table:number-columns-repeated="16349"/>
        </table:table-row>
        <table:table-row table:style-name="ro3">
          <table:table-cell office:value-type="string" table:style-name="ce36">
            <text:p>Apr 1999 to Mar 2000</text:p>
          </table:table-cell>
          <table:table-cell office:value-type="float" office:value="5476.51" table:style-name="ce37">
            <text:p>5,477</text:p>
          </table:table-cell>
          <table:table-cell office:value-type="float" office:value="52137.124000000003" table:style-name="ce37">
            <text:p>52,137</text:p>
          </table:table-cell>
          <table:table-cell office:value-type="float" office:value="57613.633999999998" table:style-name="ce37">
            <text:p>57,614</text:p>
          </table:table-cell>
          <table:table-cell table:style-name="ce1"/>
          <table:table-cell office:value-type="string" table:style-name="ce36">
            <text:p>Apr 1999 to Mar 2000</text:p>
          </table:table-cell>
          <table:table-cell office:value-type="float" office:value="913.43200000000002" table:style-name="ce38">
            <text:p>913</text:p>
          </table:table-cell>
          <table:table-cell office:value-type="float" office:value="1108.645" table:style-name="ce38">
            <text:p>1,109</text:p>
          </table:table-cell>
          <table:table-cell office:value-type="float" office:value="688.971" table:style-name="ce38">
            <text:p>689</text:p>
          </table:table-cell>
          <table:table-cell office:value-type="float" office:value="164.49199999999999" table:style-name="ce38">
            <text:p>164</text:p>
          </table:table-cell>
          <table:table-cell office:value-type="float" office:value="276.43599999999998" table:style-name="ce38">
            <text:p>276</text:p>
          </table:table-cell>
          <table:table-cell office:value-type="float" office:value="265.66800000000001" table:style-name="ce38">
            <text:p>266</text:p>
          </table:table-cell>
          <table:table-cell office:value-type="float" office:value="1513.6289999999999" table:style-name="ce38">
            <text:p>1,514</text:p>
          </table:table-cell>
          <table:table-cell office:value-type="float" office:value="280.98399999999998" table:style-name="ce38">
            <text:p>281</text:p>
          </table:table-cell>
          <table:table-cell office:value-type="float" office:value="188.82" table:style-name="ce38">
            <text:p>189</text:p>
          </table:table-cell>
          <table:table-cell office:value-type="float" office:value="75.433000000000007" table:style-name="ce38">
            <text:p>75</text:p>
          </table:table-cell>
          <table:table-cell office:value-type="float" office:value="5476.51" table:style-name="ce38">
            <text:p>5,477</text:p>
          </table:table-cell>
          <table:table-cell table:style-name="ce1"/>
          <table:table-cell office:value-type="string" table:style-name="ce36">
            <text:p>Apr 1999 to Mar 2000</text:p>
          </table:table-cell>
          <table:table-cell office:value-type="float" office:value="3079.9369999999999" table:style-name="ce39">
            <text:p>3,080</text:p>
          </table:table-cell>
          <table:table-cell office:value-type="float" office:value="235.40799999999999" table:style-name="ce39">
            <text:p>235</text:p>
          </table:table-cell>
          <table:table-cell office:value-type="float" office:value="261.59100000000001" table:style-name="ce39">
            <text:p>262</text:p>
          </table:table-cell>
          <table:table-cell office:value-type="float" office:value="356.91300000000001" table:style-name="ce39">
            <text:p>357</text:p>
          </table:table-cell>
          <table:table-cell office:value-type="float" office:value="511.43299999999999" table:style-name="ce39">
            <text:p>511</text:p>
          </table:table-cell>
          <table:table-cell office:value-type="float" office:value="1031.2280000000001" table:style-name="ce39">
            <text:p>1,031</text:p>
          </table:table-cell>
          <table:table-cell office:value-type="float" office:value="5476.51" table:style-name="ce39">
            <text:p>5,477</text:p>
          </table:table-cell>
          <table:table-cell table:style-name="ce1"/>
          <table:table-cell office:value-type="string" table:style-name="ce36">
            <text:p>Apr 1999 to Mar 2000</text:p>
          </table:table-cell>
          <table:table-cell office:value-type="float" office:value="22926.456999999999" table:style-name="ce39">
            <text:p>22,926</text:p>
          </table:table-cell>
          <table:table-cell office:value-type="float" office:value="2239.3319999999999" table:style-name="ce39">
            <text:p>2,239</text:p>
          </table:table-cell>
          <table:table-cell office:value-type="float" office:value="2080.4810000000002" table:style-name="ce39">
            <text:p>2,080</text:p>
          </table:table-cell>
          <table:table-cell office:value-type="float" office:value="10685.175999999999" table:style-name="ce39">
            <text:p>10,685</text:p>
          </table:table-cell>
          <table:table-cell office:value-type="float" office:value="40896.286999999997" table:style-name="ce39">
            <text:p>40,896</text:p>
          </table:table-cell>
          <table:table-cell office:value-type="float" office:value="25446.514999999999" table:style-name="ce39">
            <text:p>25,447</text:p>
          </table:table-cell>
          <table:table-cell office:value-type="float" office:value="104274.24800000001" table:style-name="ce39">
            <text:p>104,274</text:p>
          </table:table-cell>
          <table:table-cell table:number-columns-repeated="16349"/>
        </table:table-row>
        <table:table-row table:style-name="ro3">
          <table:table-cell office:value-type="string" table:style-name="ce36">
            <text:p>Apr 2000 to Mar 2001</text:p>
          </table:table-cell>
          <table:table-cell office:value-type="float" office:value="4972.5619999999999" table:style-name="ce37">
            <text:p>4,973</text:p>
          </table:table-cell>
          <table:table-cell office:value-type="float" office:value="52296.516000000003" table:style-name="ce37">
            <text:p>52,297</text:p>
          </table:table-cell>
          <table:table-cell office:value-type="float" office:value="57269.078000000001" table:style-name="ce37">
            <text:p>57,269</text:p>
          </table:table-cell>
          <table:table-cell table:style-name="ce1"/>
          <table:table-cell office:value-type="string" table:style-name="ce36">
            <text:p>Apr 2000 to Mar 2001</text:p>
          </table:table-cell>
          <table:table-cell office:value-type="float" office:value="876.15599999999995" table:style-name="ce38">
            <text:p>876</text:p>
          </table:table-cell>
          <table:table-cell office:value-type="float" office:value="1078.7739999999999" table:style-name="ce38">
            <text:p>1,079</text:p>
          </table:table-cell>
          <table:table-cell office:value-type="float" office:value="605.81600000000003" table:style-name="ce38">
            <text:p>606</text:p>
          </table:table-cell>
          <table:table-cell office:value-type="float" office:value="151.15799999999999" table:style-name="ce38">
            <text:p>151</text:p>
          </table:table-cell>
          <table:table-cell office:value-type="float" office:value="243.90899999999999" table:style-name="ce38">
            <text:p>244</text:p>
          </table:table-cell>
          <table:table-cell office:value-type="float" office:value="227.47300000000001" table:style-name="ce38">
            <text:p>227</text:p>
          </table:table-cell>
          <table:table-cell office:value-type="float" office:value="1301.4169999999999" table:style-name="ce38">
            <text:p>1,301</text:p>
          </table:table-cell>
          <table:table-cell office:value-type="float" office:value="246.92500000000001" table:style-name="ce38">
            <text:p>247</text:p>
          </table:table-cell>
          <table:table-cell office:value-type="float" office:value="170.77799999999999" table:style-name="ce38">
            <text:p>171</text:p>
          </table:table-cell>
          <table:table-cell office:value-type="float" office:value="70.156000000000006" table:style-name="ce38">
            <text:p>70</text:p>
          </table:table-cell>
          <table:table-cell office:value-type="float" office:value="4972.5619999999999" table:style-name="ce38">
            <text:p>4,973</text:p>
          </table:table-cell>
          <table:table-cell table:style-name="ce1"/>
          <table:table-cell office:value-type="string" table:style-name="ce36">
            <text:p>Apr 2000 to Mar 2001</text:p>
          </table:table-cell>
          <table:table-cell office:value-type="float" office:value="2764.605" table:style-name="ce39">
            <text:p>2,765</text:p>
          </table:table-cell>
          <table:table-cell office:value-type="float" office:value="205.02600000000001" table:style-name="ce39">
            <text:p>205</text:p>
          </table:table-cell>
          <table:table-cell office:value-type="float" office:value="247.524" table:style-name="ce39">
            <text:p>248</text:p>
          </table:table-cell>
          <table:table-cell office:value-type="float" office:value="373.68200000000002" table:style-name="ce39">
            <text:p>374</text:p>
          </table:table-cell>
          <table:table-cell office:value-type="float" office:value="394.64800000000002" table:style-name="ce39">
            <text:p>395</text:p>
          </table:table-cell>
          <table:table-cell office:value-type="float" office:value="987.077" table:style-name="ce39">
            <text:p>987</text:p>
          </table:table-cell>
          <table:table-cell office:value-type="float" office:value="4972.5619999999999" table:style-name="ce39">
            <text:p>4,973</text:p>
          </table:table-cell>
          <table:table-cell table:style-name="ce1"/>
          <table:table-cell office:value-type="string" table:style-name="ce36">
            <text:p>Apr 2000 to Mar 2001</text:p>
          </table:table-cell>
          <table:table-cell office:value-type="float" office:value="23933.282999999999" table:style-name="ce39">
            <text:p>23,933</text:p>
          </table:table-cell>
          <table:table-cell office:value-type="float" office:value="2280.232" table:style-name="ce39">
            <text:p>2,280</text:p>
          </table:table-cell>
          <table:table-cell office:value-type="float" office:value="2129.6709999999998" table:style-name="ce39">
            <text:p>2,130</text:p>
          </table:table-cell>
          <table:table-cell office:value-type="float" office:value="10429.249" table:style-name="ce39">
            <text:p>10,429</text:p>
          </table:table-cell>
          <table:table-cell office:value-type="float" office:value="40158.845999999998" table:style-name="ce39">
            <text:p>40,159</text:p>
          </table:table-cell>
          <table:table-cell office:value-type="float" office:value="25661.751" table:style-name="ce39">
            <text:p>25,662</text:p>
          </table:table-cell>
          <table:table-cell office:value-type="float" office:value="104593.03200000001" table:style-name="ce39">
            <text:p>104,593</text:p>
          </table:table-cell>
          <table:table-cell table:number-columns-repeated="16349"/>
        </table:table-row>
        <table:table-row table:style-name="ro3">
          <table:table-cell office:value-type="string" table:style-name="ce36">
            <text:p>Apr 2001 to Mar 2002</text:p>
          </table:table-cell>
          <table:table-cell office:value-type="float" office:value="5279.6779999999999" table:style-name="ce37">
            <text:p>5,280</text:p>
          </table:table-cell>
          <table:table-cell office:value-type="float" office:value="50371.815000000002" table:style-name="ce37">
            <text:p>50,372</text:p>
          </table:table-cell>
          <table:table-cell office:value-type="float" office:value="55651.493000000002" table:style-name="ce37">
            <text:p>55,651</text:p>
          </table:table-cell>
          <table:table-cell table:style-name="ce1"/>
          <table:table-cell office:value-type="string" table:style-name="ce36">
            <text:p>Apr 2001 to Mar 2002</text:p>
          </table:table-cell>
          <table:table-cell office:value-type="float" office:value="969.37900000000002" table:style-name="ce38">
            <text:p>969</text:p>
          </table:table-cell>
          <table:table-cell office:value-type="float" office:value="1160.3209999999999" table:style-name="ce38">
            <text:p>1,160</text:p>
          </table:table-cell>
          <table:table-cell office:value-type="float" office:value="674.18200000000002" table:style-name="ce38">
            <text:p>674</text:p>
          </table:table-cell>
          <table:table-cell office:value-type="float" office:value="162.13" table:style-name="ce38">
            <text:p>162</text:p>
          </table:table-cell>
          <table:table-cell office:value-type="float" office:value="273.26499999999999" table:style-name="ce38">
            <text:p>273</text:p>
          </table:table-cell>
          <table:table-cell office:value-type="float" office:value="230.101" table:style-name="ce38">
            <text:p>230</text:p>
          </table:table-cell>
          <table:table-cell office:value-type="float" office:value="1348.1659999999999" table:style-name="ce38">
            <text:p>1,348</text:p>
          </table:table-cell>
          <table:table-cell office:value-type="float" office:value="233.85499999999999" table:style-name="ce38">
            <text:p>234</text:p>
          </table:table-cell>
          <table:table-cell office:value-type="float" office:value="170.096" table:style-name="ce38">
            <text:p>170</text:p>
          </table:table-cell>
          <table:table-cell office:value-type="float" office:value="58.183" table:style-name="ce38">
            <text:p>58</text:p>
          </table:table-cell>
          <table:table-cell office:value-type="float" office:value="5279.6779999999999" table:style-name="ce38">
            <text:p>5,280</text:p>
          </table:table-cell>
          <table:table-cell table:style-name="ce1"/>
          <table:table-cell office:value-type="string" table:style-name="ce36">
            <text:p>Apr 2001 to Mar 2002</text:p>
          </table:table-cell>
          <table:table-cell office:value-type="float" office:value="2959.692" table:style-name="ce39">
            <text:p>2,960</text:p>
          </table:table-cell>
          <table:table-cell office:value-type="float" office:value="208.86500000000001" table:style-name="ce39">
            <text:p>209</text:p>
          </table:table-cell>
          <table:table-cell office:value-type="float" office:value="275.37400000000002" table:style-name="ce39">
            <text:p>275</text:p>
          </table:table-cell>
          <table:table-cell office:value-type="float" office:value="368.29500000000002" table:style-name="ce39">
            <text:p>368</text:p>
          </table:table-cell>
          <table:table-cell office:value-type="float" office:value="202.637" table:style-name="ce39">
            <text:p>203</text:p>
          </table:table-cell>
          <table:table-cell office:value-type="float" office:value="1264.8150000000001" table:style-name="ce39">
            <text:p>1,265</text:p>
          </table:table-cell>
          <table:table-cell office:value-type="float" office:value="5279.6779999999999" table:style-name="ce39">
            <text:p>5,280</text:p>
          </table:table-cell>
          <table:table-cell table:style-name="ce1"/>
          <table:table-cell office:value-type="string" table:style-name="ce36">
            <text:p>Apr 2001 to Mar 2002</text:p>
          </table:table-cell>
          <table:table-cell office:value-type="float" office:value="23962.592000000001" table:style-name="ce39">
            <text:p>23,963</text:p>
          </table:table-cell>
          <table:table-cell office:value-type="float" office:value="2267.7570000000001" table:style-name="ce39">
            <text:p>2,268</text:p>
          </table:table-cell>
          <table:table-cell office:value-type="float" office:value="2302.6640000000002" table:style-name="ce39">
            <text:p>2,303</text:p>
          </table:table-cell>
          <table:table-cell office:value-type="float" office:value="10028.709999999999" table:style-name="ce39">
            <text:p>10,029</text:p>
          </table:table-cell>
          <table:table-cell office:value-type="float" office:value="37037.076999999997" table:style-name="ce39">
            <text:p>37,037</text:p>
          </table:table-cell>
          <table:table-cell office:value-type="float" office:value="25144.83" table:style-name="ce39">
            <text:p>25,145</text:p>
          </table:table-cell>
          <table:table-cell office:value-type="float" office:value="100743.63" table:style-name="ce39">
            <text:p>100,744</text:p>
          </table:table-cell>
          <table:table-cell table:number-columns-repeated="16349"/>
        </table:table-row>
        <table:table-row table:style-name="ro3">
          <table:table-cell office:value-type="string" table:style-name="ce36">
            <text:p>Apr 2002 to Mar 2003</text:p>
          </table:table-cell>
          <table:table-cell office:value-type="float" office:value="4862.4399999999996" table:style-name="ce37">
            <text:p>4,862</text:p>
          </table:table-cell>
          <table:table-cell office:value-type="float" office:value="49937.775000000001" table:style-name="ce37">
            <text:p>49,938</text:p>
          </table:table-cell>
          <table:table-cell office:value-type="float" office:value="54800.214999999997" table:style-name="ce37">
            <text:p>54,800</text:p>
          </table:table-cell>
          <table:table-cell table:style-name="ce1"/>
          <table:table-cell office:value-type="string" table:style-name="ce36">
            <text:p>Apr 2002 to Mar 2003</text:p>
          </table:table-cell>
          <table:table-cell office:value-type="float" office:value="1012.985" table:style-name="ce38">
            <text:p>1,013</text:p>
          </table:table-cell>
          <table:table-cell office:value-type="float" office:value="1105.653" table:style-name="ce38">
            <text:p>1,106</text:p>
          </table:table-cell>
          <table:table-cell office:value-type="float" office:value="676.10799999999995" table:style-name="ce38">
            <text:p>676</text:p>
          </table:table-cell>
          <table:table-cell office:value-type="float" office:value="129.32599999999999" table:style-name="ce38">
            <text:p>129</text:p>
          </table:table-cell>
          <table:table-cell office:value-type="float" office:value="208.24799999999999" table:style-name="ce38">
            <text:p>208</text:p>
          </table:table-cell>
          <table:table-cell office:value-type="float" office:value="208.89099999999999" table:style-name="ce38">
            <text:p>209</text:p>
          </table:table-cell>
          <table:table-cell office:value-type="float" office:value="1146.7539999999999" table:style-name="ce38">
            <text:p>1,147</text:p>
          </table:table-cell>
          <table:table-cell office:value-type="float" office:value="196.399" table:style-name="ce38">
            <text:p>196</text:p>
          </table:table-cell>
          <table:table-cell office:value-type="float" office:value="128.48400000000001" table:style-name="ce38">
            <text:p>128</text:p>
          </table:table-cell>
          <table:table-cell office:value-type="float" office:value="49.591999999999999" table:style-name="ce38">
            <text:p>50</text:p>
          </table:table-cell>
          <table:table-cell office:value-type="float" office:value="4862.4399999999996" table:style-name="ce38">
            <text:p>4,862</text:p>
          </table:table-cell>
          <table:table-cell table:style-name="ce1"/>
          <table:table-cell office:value-type="string" table:style-name="ce36">
            <text:p>Apr 2002 to Mar 2003</text:p>
          </table:table-cell>
          <table:table-cell office:value-type="float" office:value="2739.4989999999998" table:style-name="ce39">
            <text:p>2,739</text:p>
          </table:table-cell>
          <table:table-cell office:value-type="float" office:value="188.99" table:style-name="ce39">
            <text:p>189</text:p>
          </table:table-cell>
          <table:table-cell office:value-type="float" office:value="259.74900000000002" table:style-name="ce39">
            <text:p>260</text:p>
          </table:table-cell>
          <table:table-cell office:value-type="float" office:value="368.56400000000002" table:style-name="ce39">
            <text:p>369</text:p>
          </table:table-cell>
          <table:table-cell office:value-type="float" office:value="195.75200000000001" table:style-name="ce39">
            <text:p>196</text:p>
          </table:table-cell>
          <table:table-cell office:value-type="float" office:value="1109.886" table:style-name="ce39">
            <text:p>1,110</text:p>
          </table:table-cell>
          <table:table-cell office:value-type="float" office:value="4862.4399999999996" table:style-name="ce39">
            <text:p>4,862</text:p>
          </table:table-cell>
          <table:table-cell table:style-name="ce1"/>
          <table:table-cell office:value-type="string" table:style-name="ce36">
            <text:p>Apr 2002 to Mar 2003</text:p>
          </table:table-cell>
          <table:table-cell office:value-type="float" office:value="24959.983" table:style-name="ce39">
            <text:p>24,960</text:p>
          </table:table-cell>
          <table:table-cell office:value-type="float" office:value="2361.509" table:style-name="ce39">
            <text:p>2,362</text:p>
          </table:table-cell>
          <table:table-cell office:value-type="float" office:value="2274.84" table:style-name="ce39">
            <text:p>2,275</text:p>
          </table:table-cell>
          <table:table-cell office:value-type="float" office:value="10140.111000000001" table:style-name="ce39">
            <text:p>10,140</text:p>
          </table:table-cell>
          <table:table-cell office:value-type="float" office:value="35193.533000000003" table:style-name="ce39">
            <text:p>35,194</text:p>
          </table:table-cell>
          <table:table-cell office:value-type="float" office:value="24945.574000000001" table:style-name="ce39">
            <text:p>24,946</text:p>
          </table:table-cell>
          <table:table-cell office:value-type="float" office:value="99875.55" table:style-name="ce39">
            <text:p>99,876</text:p>
          </table:table-cell>
          <table:table-cell table:number-columns-repeated="16349"/>
        </table:table-row>
        <table:table-row table:style-name="ro3">
          <table:table-cell office:value-type="string" table:style-name="ce36">
            <text:p>Apr 2003 to Mar 2004</text:p>
          </table:table-cell>
          <table:table-cell office:value-type="float" office:value="5014.9179999999997" table:style-name="ce37">
            <text:p>5,015</text:p>
          </table:table-cell>
          <table:table-cell office:value-type="float" office:value="53379.652999999998" table:style-name="ce37">
            <text:p>53,380</text:p>
          </table:table-cell>
          <table:table-cell office:value-type="float" office:value="58394.571000000004" table:style-name="ce37">
            <text:p>58,395</text:p>
          </table:table-cell>
          <table:table-cell table:style-name="ce1"/>
          <table:table-cell office:value-type="string" table:style-name="ce36">
            <text:p>Apr 2003 to Mar 2004</text:p>
          </table:table-cell>
          <table:table-cell office:value-type="float" office:value="1130.1690000000001" table:style-name="ce38">
            <text:p>1,130</text:p>
          </table:table-cell>
          <table:table-cell office:value-type="float" office:value="1108.723" table:style-name="ce38">
            <text:p>1,109</text:p>
          </table:table-cell>
          <table:table-cell office:value-type="float" office:value="747.65599999999995" table:style-name="ce38">
            <text:p>748</text:p>
          </table:table-cell>
          <table:table-cell office:value-type="float" office:value="125.53400000000001" table:style-name="ce38">
            <text:p>126</text:p>
          </table:table-cell>
          <table:table-cell office:value-type="float" office:value="182.685" table:style-name="ce38">
            <text:p>183</text:p>
          </table:table-cell>
          <table:table-cell office:value-type="float" office:value="216.67099999999999" table:style-name="ce38">
            <text:p>217</text:p>
          </table:table-cell>
          <table:table-cell office:value-type="float" office:value="1155.877" table:style-name="ce38">
            <text:p>1,156</text:p>
          </table:table-cell>
          <table:table-cell office:value-type="float" office:value="190.15600000000001" table:style-name="ce38">
            <text:p>190</text:p>
          </table:table-cell>
          <table:table-cell office:value-type="float" office:value="114.66500000000001" table:style-name="ce38">
            <text:p>115</text:p>
          </table:table-cell>
          <table:table-cell office:value-type="float" office:value="42.781999999999996" table:style-name="ce38">
            <text:p>43</text:p>
          </table:table-cell>
          <table:table-cell office:value-type="float" office:value="5014.9179999999997" table:style-name="ce38">
            <text:p>5,015</text:p>
          </table:table-cell>
          <table:table-cell table:style-name="ce1"/>
          <table:table-cell office:value-type="string" table:style-name="ce36">
            <text:p>Apr 2003 to Mar 2004</text:p>
          </table:table-cell>
          <table:table-cell office:value-type="float" office:value="2850.489" table:style-name="ce39">
            <text:p>2,850</text:p>
          </table:table-cell>
          <table:table-cell office:value-type="float" office:value="189.54900000000001" table:style-name="ce39">
            <text:p>190</text:p>
          </table:table-cell>
          <table:table-cell office:value-type="float" office:value="267.74200000000002" table:style-name="ce39">
            <text:p>268</text:p>
          </table:table-cell>
          <table:table-cell office:value-type="float" office:value="386.959" table:style-name="ce39">
            <text:p>387</text:p>
          </table:table-cell>
          <table:table-cell office:value-type="float" office:value="205.261" table:style-name="ce39">
            <text:p>205</text:p>
          </table:table-cell>
          <table:table-cell office:value-type="float" office:value="1114.9179999999999" table:style-name="ce39">
            <text:p>1,115</text:p>
          </table:table-cell>
          <table:table-cell office:value-type="float" office:value="5014.9179999999997" table:style-name="ce39">
            <text:p>5,015</text:p>
          </table:table-cell>
          <table:table-cell table:style-name="ce1"/>
          <table:table-cell office:value-type="string" table:style-name="ce36">
            <text:p>Apr 2003 to Mar 2004</text:p>
          </table:table-cell>
          <table:table-cell office:value-type="float" office:value="26892.477999999999" table:style-name="ce39">
            <text:p>26,892</text:p>
          </table:table-cell>
          <table:table-cell office:value-type="float" office:value="2655.413" table:style-name="ce39">
            <text:p>2,655</text:p>
          </table:table-cell>
          <table:table-cell office:value-type="float" office:value="2443.7170000000001" table:style-name="ce39">
            <text:p>2,444</text:p>
          </table:table-cell>
          <table:table-cell office:value-type="float" office:value="10549.496999999999" table:style-name="ce39">
            <text:p>10,549</text:p>
          </table:table-cell>
          <table:table-cell office:value-type="float" office:value="39421.894" table:style-name="ce39">
            <text:p>39,422</text:p>
          </table:table-cell>
          <table:table-cell office:value-type="float" office:value="24796.307000000001" table:style-name="ce39">
            <text:p>24,796</text:p>
          </table:table-cell>
          <table:table-cell office:value-type="float" office:value="106759.306" table:style-name="ce39">
            <text:p>106,759</text:p>
          </table:table-cell>
          <table:table-cell table:number-columns-repeated="16349"/>
        </table:table-row>
        <table:table-row table:style-name="ro3">
          <table:table-cell office:value-type="string" table:style-name="ce36">
            <text:p>Apr 2004 to Mar 2005</text:p>
          </table:table-cell>
          <table:table-cell office:value-type="float" office:value="4887.2209999999995" table:style-name="ce37">
            <text:p>4,887</text:p>
          </table:table-cell>
          <table:table-cell office:value-type="float" office:value="58802.375" table:style-name="ce37">
            <text:p>58,802</text:p>
          </table:table-cell>
          <table:table-cell office:value-type="float" office:value="63689.595999999998" table:style-name="ce37">
            <text:p>63,690</text:p>
          </table:table-cell>
          <table:table-cell table:style-name="ce1"/>
          <table:table-cell office:value-type="string" table:style-name="ce36">
            <text:p>Apr 2004 to Mar 2005</text:p>
          </table:table-cell>
          <table:table-cell office:value-type="float" office:value="1180.1790000000001" table:style-name="ce38">
            <text:p>1,180</text:p>
          </table:table-cell>
          <table:table-cell office:value-type="float" office:value="1074.202" table:style-name="ce38">
            <text:p>1,074</text:p>
          </table:table-cell>
          <table:table-cell office:value-type="float" office:value="747.29899999999998" table:style-name="ce38">
            <text:p>747</text:p>
          </table:table-cell>
          <table:table-cell office:value-type="float" office:value="127.30500000000001" table:style-name="ce38">
            <text:p>127</text:p>
          </table:table-cell>
          <table:table-cell office:value-type="float" office:value="175.06399999999999" table:style-name="ce38">
            <text:p>175</text:p>
          </table:table-cell>
          <table:table-cell office:value-type="float" office:value="216.40199999999999" table:style-name="ce38">
            <text:p>216</text:p>
          </table:table-cell>
          <table:table-cell office:value-type="float" office:value="1068.864" table:style-name="ce38">
            <text:p>1,069</text:p>
          </table:table-cell>
          <table:table-cell office:value-type="float" office:value="165.083" table:style-name="ce38">
            <text:p>165</text:p>
          </table:table-cell>
          <table:table-cell office:value-type="float" office:value="92.289000000000001" table:style-name="ce38">
            <text:p>92</text:p>
          </table:table-cell>
          <table:table-cell office:value-type="float" office:value="40.533999999999999" table:style-name="ce38">
            <text:p>41</text:p>
          </table:table-cell>
          <table:table-cell office:value-type="float" office:value="4887.2209999999995" table:style-name="ce38">
            <text:p>4,887</text:p>
          </table:table-cell>
          <table:table-cell table:style-name="ce1"/>
          <table:table-cell office:value-type="string" table:style-name="ce36">
            <text:p>Apr 2004 to Mar 2005</text:p>
          </table:table-cell>
          <table:table-cell office:value-type="float" office:value="2797.9760000000001" table:style-name="ce39">
            <text:p>2,798</text:p>
          </table:table-cell>
          <table:table-cell office:value-type="float" office:value="181.63499999999999" table:style-name="ce39">
            <text:p>182</text:p>
          </table:table-cell>
          <table:table-cell office:value-type="float" office:value="253.673" table:style-name="ce39">
            <text:p>254</text:p>
          </table:table-cell>
          <table:table-cell office:value-type="float" office:value="416.36700000000002" table:style-name="ce39">
            <text:p>416</text:p>
          </table:table-cell>
          <table:table-cell office:value-type="float" office:value="193.566" table:style-name="ce39">
            <text:p>194</text:p>
          </table:table-cell>
          <table:table-cell office:value-type="float" office:value="1044.0039999999999" table:style-name="ce39">
            <text:p>1,044</text:p>
          </table:table-cell>
          <table:table-cell office:value-type="float" office:value="4887.2209999999995" table:style-name="ce39">
            <text:p>4,887</text:p>
          </table:table-cell>
          <table:table-cell table:style-name="ce1"/>
          <table:table-cell office:value-type="string" table:style-name="ce36">
            <text:p>Apr 2004 to Mar 2005</text:p>
          </table:table-cell>
          <table:table-cell office:value-type="float" office:value="30366.347000000002" table:style-name="ce39">
            <text:p>30,366</text:p>
          </table:table-cell>
          <table:table-cell office:value-type="float" office:value="2746.0680000000002" table:style-name="ce39">
            <text:p>2,746</text:p>
          </table:table-cell>
          <table:table-cell office:value-type="float" office:value="2582.29" table:style-name="ce39">
            <text:p>2,582</text:p>
          </table:table-cell>
          <table:table-cell office:value-type="float" office:value="11638.97" table:style-name="ce39">
            <text:p>11,639</text:p>
          </table:table-cell>
          <table:table-cell office:value-type="float" office:value="42847.648000000001" table:style-name="ce39">
            <text:p>42,848</text:p>
          </table:table-cell>
          <table:table-cell office:value-type="float" office:value="27423.427" table:style-name="ce39">
            <text:p>27,423</text:p>
          </table:table-cell>
          <table:table-cell office:value-type="float" office:value="117604.75" table:style-name="ce39">
            <text:p>117,605</text:p>
          </table:table-cell>
          <table:table-cell table:number-columns-repeated="16349"/>
        </table:table-row>
        <table:table-row table:style-name="ro3">
          <table:table-cell office:value-type="string" table:style-name="ce36">
            <text:p>Apr 2005 to Mar 2006</text:p>
          </table:table-cell>
          <table:table-cell office:value-type="float" office:value="5216.402" table:style-name="ce37">
            <text:p>5,216</text:p>
          </table:table-cell>
          <table:table-cell office:value-type="float" office:value="64114.6" table:style-name="ce37">
            <text:p>64,115</text:p>
          </table:table-cell>
          <table:table-cell office:value-type="float" office:value="69331.001999999993" table:style-name="ce37">
            <text:p>69,331</text:p>
          </table:table-cell>
          <table:table-cell table:style-name="ce1"/>
          <table:table-cell office:value-type="string" table:style-name="ce36">
            <text:p>Apr 2005 to Mar 2006</text:p>
          </table:table-cell>
          <table:table-cell office:value-type="float" office:value="1294.9269999999999" table:style-name="ce38">
            <text:p>1,295</text:p>
          </table:table-cell>
          <table:table-cell office:value-type="float" office:value="1130.9549999999999" table:style-name="ce38">
            <text:p>1,131</text:p>
          </table:table-cell>
          <table:table-cell office:value-type="float" office:value="840.01499999999999" table:style-name="ce38">
            <text:p>840</text:p>
          </table:table-cell>
          <table:table-cell office:value-type="float" office:value="146.874" table:style-name="ce38">
            <text:p>147</text:p>
          </table:table-cell>
          <table:table-cell office:value-type="float" office:value="189.03899999999999" table:style-name="ce38">
            <text:p>189</text:p>
          </table:table-cell>
          <table:table-cell office:value-type="float" office:value="221.81700000000001" table:style-name="ce38">
            <text:p>222</text:p>
          </table:table-cell>
          <table:table-cell office:value-type="float" office:value="1105.1420000000001" table:style-name="ce38">
            <text:p>1,105</text:p>
          </table:table-cell>
          <table:table-cell office:value-type="float" office:value="161.87200000000001" table:style-name="ce38">
            <text:p>162</text:p>
          </table:table-cell>
          <table:table-cell office:value-type="float" office:value="85.203000000000003" table:style-name="ce38">
            <text:p>85</text:p>
          </table:table-cell>
          <table:table-cell office:value-type="float" office:value="40.558" table:style-name="ce38">
            <text:p>41</text:p>
          </table:table-cell>
          <table:table-cell office:value-type="float" office:value="5216.402" table:style-name="ce38">
            <text:p>5,216</text:p>
          </table:table-cell>
          <table:table-cell table:style-name="ce1"/>
          <table:table-cell office:value-type="string" table:style-name="ce36">
            <text:p>Apr 2005 to Mar 2006</text:p>
          </table:table-cell>
          <table:table-cell office:value-type="float" office:value="3004.06" table:style-name="ce39">
            <text:p>3,004</text:p>
          </table:table-cell>
          <table:table-cell office:value-type="float" office:value="187.10400000000001" table:style-name="ce39">
            <text:p>187</text:p>
          </table:table-cell>
          <table:table-cell office:value-type="float" office:value="271.44200000000001" table:style-name="ce39">
            <text:p>271</text:p>
          </table:table-cell>
          <table:table-cell office:value-type="float" office:value="435.09" table:style-name="ce39">
            <text:p>435</text:p>
          </table:table-cell>
          <table:table-cell office:value-type="float" office:value="189.31200000000001" table:style-name="ce39">
            <text:p>189</text:p>
          </table:table-cell>
          <table:table-cell office:value-type="float" office:value="1129.394" table:style-name="ce39">
            <text:p>1,129</text:p>
          </table:table-cell>
          <table:table-cell office:value-type="float" office:value="5216.402" table:style-name="ce39">
            <text:p>5,216</text:p>
          </table:table-cell>
          <table:table-cell table:style-name="ce1"/>
          <table:table-cell office:value-type="string" table:style-name="ce36">
            <text:p>Apr 2005 to Mar 2006</text:p>
          </table:table-cell>
          <table:table-cell office:value-type="float" office:value="31798.607" table:style-name="ce39">
            <text:p>31,799</text:p>
          </table:table-cell>
          <table:table-cell office:value-type="float" office:value="2931.0940000000001" table:style-name="ce39">
            <text:p>2,931</text:p>
          </table:table-cell>
          <table:table-cell office:value-type="float" office:value="2875.0929999999998" table:style-name="ce39">
            <text:p>2,875</text:p>
          </table:table-cell>
          <table:table-cell office:value-type="float" office:value="12903.978999999999" table:style-name="ce39">
            <text:p>12,904</text:p>
          </table:table-cell>
          <table:table-cell office:value-type="float" office:value="47721.194000000003" table:style-name="ce39">
            <text:p>47,721</text:p>
          </table:table-cell>
          <table:table-cell office:value-type="float" office:value="29999.233" table:style-name="ce39">
            <text:p>29,999</text:p>
          </table:table-cell>
          <table:table-cell office:value-type="float" office:value="128229.2" table:style-name="ce39">
            <text:p>128,229</text:p>
          </table:table-cell>
          <table:table-cell table:number-columns-repeated="16349"/>
        </table:table-row>
        <table:table-row table:style-name="ro3">
          <table:table-cell office:value-type="string" table:style-name="ce36">
            <text:p>Apr 2006 to Mar 2007</text:p>
          </table:table-cell>
          <table:table-cell office:value-type="float" office:value="5557.8819999999996" table:style-name="ce37">
            <text:p>5,558</text:p>
          </table:table-cell>
          <table:table-cell office:value-type="float" office:value="66998.024999999994" table:style-name="ce37">
            <text:p>66,998</text:p>
          </table:table-cell>
          <table:table-cell office:value-type="float" office:value="72555.907000000007" table:style-name="ce37">
            <text:p>72,556</text:p>
          </table:table-cell>
          <table:table-cell table:style-name="ce1"/>
          <table:table-cell office:value-type="string" table:style-name="ce36">
            <text:p>Apr 2006 to Mar 2007</text:p>
          </table:table-cell>
          <table:table-cell office:value-type="float" office:value="1347.335" table:style-name="ce38">
            <text:p>1,347</text:p>
          </table:table-cell>
          <table:table-cell office:value-type="float" office:value="1236.116" table:style-name="ce38">
            <text:p>1,236</text:p>
          </table:table-cell>
          <table:table-cell office:value-type="float" office:value="842.51400000000001" table:style-name="ce38">
            <text:p>843</text:p>
          </table:table-cell>
          <table:table-cell office:value-type="float" office:value="151.262" table:style-name="ce38">
            <text:p>151</text:p>
          </table:table-cell>
          <table:table-cell office:value-type="float" office:value="200.726" table:style-name="ce38">
            <text:p>201</text:p>
          </table:table-cell>
          <table:table-cell office:value-type="float" office:value="234.13900000000001" table:style-name="ce38">
            <text:p>234</text:p>
          </table:table-cell>
          <table:table-cell office:value-type="float" office:value="1240.5989999999999" table:style-name="ce38">
            <text:p>1,241</text:p>
          </table:table-cell>
          <table:table-cell office:value-type="float" office:value="180.83" table:style-name="ce38">
            <text:p>181</text:p>
          </table:table-cell>
          <table:table-cell office:value-type="float" office:value="83.572999999999993" table:style-name="ce38">
            <text:p>84</text:p>
          </table:table-cell>
          <table:table-cell office:value-type="float" office:value="40.787999999999997" table:style-name="ce38">
            <text:p>41</text:p>
          </table:table-cell>
          <table:table-cell office:value-type="float" office:value="5557.8819999999996" table:style-name="ce38">
            <text:p>5,558</text:p>
          </table:table-cell>
          <table:table-cell table:style-name="ce1"/>
          <table:table-cell office:value-type="string" table:style-name="ce36">
            <text:p>Apr 2006 to Mar 2007</text:p>
          </table:table-cell>
          <table:table-cell office:value-type="float" office:value="3215.3539999999998" table:style-name="ce39">
            <text:p>3,215</text:p>
          </table:table-cell>
          <table:table-cell office:value-type="float" office:value="189.21799999999999" table:style-name="ce39">
            <text:p>189</text:p>
          </table:table-cell>
          <table:table-cell office:value-type="float" office:value="295.471" table:style-name="ce39">
            <text:p>295</text:p>
          </table:table-cell>
          <table:table-cell office:value-type="float" office:value="425.30399999999997" table:style-name="ce39">
            <text:p>425</text:p>
          </table:table-cell>
          <table:table-cell office:value-type="float" office:value="1432.922" table:style-name="ce39">
            <text:p>1,433</text:p>
          </table:table-cell>
          <table:table-cell office:value-type="float" office:value="-0.38700000000000001" table:style-name="ce39">
            <text:p>0</text:p>
          </table:table-cell>
          <table:table-cell office:value-type="float" office:value="5557.8819999999996" table:style-name="ce39">
            <text:p>5,558</text:p>
          </table:table-cell>
          <table:table-cell table:style-name="ce1"/>
          <table:table-cell office:value-type="string" table:style-name="ce36">
            <text:p>Apr 2006 to Mar 2007</text:p>
          </table:table-cell>
          <table:table-cell office:value-type="float" office:value="33284.620000000003" table:style-name="ce39">
            <text:p>33,285</text:p>
          </table:table-cell>
          <table:table-cell office:value-type="float" office:value="3347.5659999999998" table:style-name="ce39">
            <text:p>3,348</text:p>
          </table:table-cell>
          <table:table-cell office:value-type="float" office:value="3140.5639999999999" table:style-name="ce39">
            <text:p>3,141</text:p>
          </table:table-cell>
          <table:table-cell office:value-type="float" office:value="13664.99" table:style-name="ce39">
            <text:p>13,665</text:p>
          </table:table-cell>
          <table:table-cell office:value-type="float" office:value="74803.782999999996" table:style-name="ce39">
            <text:p>74,804</text:p>
          </table:table-cell>
          <table:table-cell office:value-type="float" office:value="5754.527" table:style-name="ce39">
            <text:p>5,755</text:p>
          </table:table-cell>
          <table:table-cell office:value-type="float" office:value="133996.04999999999" table:style-name="ce39">
            <text:p>133,996</text:p>
          </table:table-cell>
          <table:table-cell table:number-columns-repeated="16349"/>
        </table:table-row>
        <table:table-row table:style-name="ro3">
          <table:table-cell office:value-type="string" table:style-name="ce36">
            <text:p>Apr 2007 to Mar 2008</text:p>
          </table:table-cell>
          <table:table-cell office:value-type="float" office:value="5807.4129999999996" table:style-name="ce37">
            <text:p>5,807</text:p>
          </table:table-cell>
          <table:table-cell office:value-type="float" office:value="69828.187000000005" table:style-name="ce37">
            <text:p>69,828</text:p>
          </table:table-cell>
          <table:table-cell office:value-type="float" office:value="75635.600000000006" table:style-name="ce37">
            <text:p>75,636</text:p>
          </table:table-cell>
          <table:table-cell table:style-name="ce1"/>
          <table:table-cell office:value-type="string" table:style-name="ce36">
            <text:p>Apr 2007 to Mar 2008</text:p>
          </table:table-cell>
          <table:table-cell office:value-type="float" office:value="1372.77" table:style-name="ce38">
            <text:p>1,373</text:p>
          </table:table-cell>
          <table:table-cell office:value-type="float" office:value="1312.5039999999999" table:style-name="ce38">
            <text:p>1,313</text:p>
          </table:table-cell>
          <table:table-cell office:value-type="float" office:value="855.18700000000001" table:style-name="ce38">
            <text:p>855</text:p>
          </table:table-cell>
          <table:table-cell office:value-type="float" office:value="152.61099999999999" table:style-name="ce38">
            <text:p>153</text:p>
          </table:table-cell>
          <table:table-cell office:value-type="float" office:value="195.90299999999999" table:style-name="ce38">
            <text:p>196</text:p>
          </table:table-cell>
          <table:table-cell office:value-type="float" office:value="241" table:style-name="ce38">
            <text:p>241</text:p>
          </table:table-cell>
          <table:table-cell office:value-type="float" office:value="1361.519" table:style-name="ce38">
            <text:p>1,362</text:p>
          </table:table-cell>
          <table:table-cell office:value-type="float" office:value="189.30799999999999" table:style-name="ce38">
            <text:p>189</text:p>
          </table:table-cell>
          <table:table-cell office:value-type="float" office:value="86.451999999999998" table:style-name="ce38">
            <text:p>86</text:p>
          </table:table-cell>
          <table:table-cell office:value-type="float" office:value="40.158999999999999" table:style-name="ce38">
            <text:p>40</text:p>
          </table:table-cell>
          <table:table-cell office:value-type="float" office:value="5807.4129999999996" table:style-name="ce38">
            <text:p>5,807</text:p>
          </table:table-cell>
          <table:table-cell table:style-name="ce1"/>
          <table:table-cell office:value-type="string" table:style-name="ce36">
            <text:p>Apr 2007 to Mar 2008</text:p>
          </table:table-cell>
          <table:table-cell office:value-type="float" office:value="3400.5680000000002" table:style-name="ce39">
            <text:p>3,401</text:p>
          </table:table-cell>
          <table:table-cell office:value-type="float" office:value="196.797" table:style-name="ce39">
            <text:p>197</text:p>
          </table:table-cell>
          <table:table-cell office:value-type="float" office:value="295.68299999999999" table:style-name="ce39">
            <text:p>296</text:p>
          </table:table-cell>
          <table:table-cell office:value-type="float" office:value="433.02" table:style-name="ce39">
            <text:p>433</text:p>
          </table:table-cell>
          <table:table-cell office:value-type="float" office:value="1481.71" table:style-name="ce39">
            <text:p>1,482</text:p>
          </table:table-cell>
          <table:table-cell office:value-type="float" office:value="-0.36499999999999999" table:style-name="ce39">
            <text:p>0</text:p>
          </table:table-cell>
          <table:table-cell office:value-type="float" office:value="5807.4129999999996" table:style-name="ce39">
            <text:p>5,807</text:p>
          </table:table-cell>
          <table:table-cell table:style-name="ce1"/>
          <table:table-cell office:value-type="string" table:style-name="ce36">
            <text:p>Apr 2007 to Mar 2008</text:p>
          </table:table-cell>
          <table:table-cell office:value-type="float" office:value="35136.663999999997" table:style-name="ce39">
            <text:p>35,137</text:p>
          </table:table-cell>
          <table:table-cell office:value-type="float" office:value="3485.223" table:style-name="ce39">
            <text:p>3,485</text:p>
          </table:table-cell>
          <table:table-cell office:value-type="float" office:value="3456.627" table:style-name="ce39">
            <text:p>3,457</text:p>
          </table:table-cell>
          <table:table-cell office:value-type="float" office:value="14421.380999999999" table:style-name="ce39">
            <text:p>14,421</text:p>
          </table:table-cell>
          <table:table-cell office:value-type="float" office:value="77323.471999999994" table:style-name="ce39">
            <text:p>77,323</text:p>
          </table:table-cell>
          <table:table-cell office:value-type="float" office:value="5833.0069999999996" table:style-name="ce39">
            <text:p>5,833</text:p>
          </table:table-cell>
          <table:table-cell office:value-type="float" office:value="139656.37400000001" table:style-name="ce39">
            <text:p>139,656</text:p>
          </table:table-cell>
          <table:table-cell table:number-columns-repeated="16349"/>
        </table:table-row>
        <table:table-row table:style-name="ro3">
          <table:table-cell office:value-type="string" table:style-name="ce36">
            <text:p>Apr 2008 to Mar 2009 [b]</text:p>
          </table:table-cell>
          <table:table-cell office:value-type="float" office:value="6129.0293477200003" table:style-name="ce37">
            <text:p>6,129</text:p>
          </table:table-cell>
          <table:table-cell office:value-type="float" office:value="73191.563057060004" table:style-name="ce37">
            <text:p>73,192</text:p>
          </table:table-cell>
          <table:table-cell office:value-type="float" office:value="79320.592404780007" table:style-name="ce37">
            <text:p>79,321</text:p>
          </table:table-cell>
          <table:table-cell table:style-name="ce1"/>
          <table:table-cell office:value-type="string" table:style-name="ce36">
            <text:p>Apr 2008 to Mar 2009</text:p>
          </table:table-cell>
          <table:table-cell office:value-type="float" office:value="1416.373" table:style-name="ce38">
            <text:p>1,416</text:p>
          </table:table-cell>
          <table:table-cell office:value-type="float" office:value="1442.3340006999999" table:style-name="ce38">
            <text:p>1,442</text:p>
          </table:table-cell>
          <table:table-cell office:value-type="float" office:value="872.67100000000005" table:style-name="ce38">
            <text:p>873</text:p>
          </table:table-cell>
          <table:table-cell office:value-type="float" office:value="153.607" table:style-name="ce38">
            <text:p>154</text:p>
          </table:table-cell>
          <table:table-cell office:value-type="float" office:value="212.64300044000001" table:style-name="ce38">
            <text:p>213</text:p>
          </table:table-cell>
          <table:table-cell office:value-type="float" office:value="258.84300008000002" table:style-name="ce38">
            <text:p>259</text:p>
          </table:table-cell>
          <table:table-cell office:value-type="float" office:value="1472.67533996" table:style-name="ce38">
            <text:p>1,473</text:p>
          </table:table-cell>
          <table:table-cell office:value-type="float" office:value="188.75500654000001" table:style-name="ce38">
            <text:p>189</text:p>
          </table:table-cell>
          <table:table-cell office:value-type="float" office:value="73.179000000000002" table:style-name="ce38">
            <text:p>73</text:p>
          </table:table-cell>
          <table:table-cell office:value-type="float" office:value="37.948999999999998" table:style-name="ce38">
            <text:p>38</text:p>
          </table:table-cell>
          <table:table-cell office:value-type="float" office:value="6129.0293477200003" table:style-name="ce38">
            <text:p>6,129</text:p>
          </table:table-cell>
          <table:table-cell table:style-name="ce1"/>
          <table:table-cell office:value-type="string" table:style-name="ce36">
            <text:p>Apr 2008 to Mar 2009</text:p>
          </table:table-cell>
          <table:table-cell office:value-type="float" office:value="3618.0090829400001" table:style-name="ce40">
            <text:p>3,618</text:p>
          </table:table-cell>
          <table:table-cell office:value-type="float" office:value="177.08404034" table:style-name="ce40">
            <text:p>177</text:p>
          </table:table-cell>
          <table:table-cell office:value-type="float" office:value="307.72408037999998" table:style-name="ce40">
            <text:p>308</text:p>
          </table:table-cell>
          <table:table-cell office:value-type="float" office:value="432.33202060000002" table:style-name="ce40">
            <text:p>432</text:p>
          </table:table-cell>
          <table:table-cell office:value-type="float" office:value="1593.88012346" table:style-name="ce40">
            <text:p>1,594</text:p>
          </table:table-cell>
          <table:table-cell office:value-type="string" table:style-name="ce41">
            <text:p>[z]</text:p>
          </table:table-cell>
          <table:table-cell office:value-type="float" office:value="6129.0293477200003" table:style-name="ce40">
            <text:p>6,129</text:p>
          </table:table-cell>
          <table:table-cell table:style-name="ce1"/>
          <table:table-cell office:value-type="string" table:style-name="ce36">
            <text:p>Apr 2008 to Mar 2009 [b]</text:p>
          </table:table-cell>
          <table:table-cell office:value-type="float" office:value="36449.327749999997" table:style-name="ce40">
            <text:p>36,449</text:p>
          </table:table-cell>
          <table:table-cell office:value-type="float" office:value="2376.384" table:style-name="ce40">
            <text:p>2,376</text:p>
          </table:table-cell>
          <table:table-cell office:value-type="float" office:value="3628.902" table:style-name="ce40">
            <text:p>3,629</text:p>
          </table:table-cell>
          <table:table-cell office:value-type="float" office:value="15729.9639192" table:style-name="ce40">
            <text:p>15,730</text:p>
          </table:table-cell>
          <table:table-cell office:value-type="float" office:value="88198.548444920001" table:style-name="ce40">
            <text:p>88,199</text:p>
          </table:table-cell>
          <table:table-cell office:value-type="string" table:style-name="ce41">
            <text:p>[z]</text:p>
          </table:table-cell>
          <table:table-cell office:value-type="float" office:value="146383.12611412001" table:style-name="ce40">
            <text:p>146,383</text:p>
          </table:table-cell>
          <table:table-cell table:number-columns-repeated="16349"/>
        </table:table-row>
        <table:table-row table:style-name="ro3">
          <table:table-cell office:value-type="string" table:style-name="ce36">
            <text:p>Apr 2009 to Mar 2010</text:p>
          </table:table-cell>
          <table:table-cell office:value-type="float" office:value="6641.1821905799998" table:style-name="ce37">
            <text:p>6,641</text:p>
          </table:table-cell>
          <table:table-cell office:value-type="float" office:value="73153.299227059993" table:style-name="ce37">
            <text:p>73,153</text:p>
          </table:table-cell>
          <table:table-cell office:value-type="float" office:value="79794.481417639996" table:style-name="ce37">
            <text:p>79,794</text:p>
          </table:table-cell>
          <table:table-cell table:style-name="ce1"/>
          <table:table-cell office:value-type="string" table:style-name="ce36">
            <text:p>Apr 2009 to Mar 2010</text:p>
          </table:table-cell>
          <table:table-cell office:value-type="float" office:value="1467.133" table:style-name="ce38">
            <text:p>1,467</text:p>
          </table:table-cell>
          <table:table-cell office:value-type="float" office:value="1615.4610004199999" table:style-name="ce38">
            <text:p>1,615</text:p>
          </table:table-cell>
          <table:table-cell office:value-type="float" office:value="863.65799993999997" table:style-name="ce38">
            <text:p>864</text:p>
          </table:table-cell>
          <table:table-cell office:value-type="float" office:value="162.51599999999999" table:style-name="ce38">
            <text:p>163</text:p>
          </table:table-cell>
          <table:table-cell office:value-type="float" office:value="291.28899804000002" table:style-name="ce38">
            <text:p>291</text:p>
          </table:table-cell>
          <table:table-cell office:value-type="float" office:value="263.67700001999998" table:style-name="ce38">
            <text:p>264</text:p>
          </table:table-cell>
          <table:table-cell office:value-type="float" office:value="1657.87122004" table:style-name="ce38">
            <text:p>1,658</text:p>
          </table:table-cell>
          <table:table-cell office:value-type="float" office:value="199.73497212000001" table:style-name="ce38">
            <text:p>200</text:p>
          </table:table-cell>
          <table:table-cell office:value-type="float" office:value="77.915000000000006" table:style-name="ce38">
            <text:p>78</text:p>
          </table:table-cell>
          <table:table-cell office:value-type="float" office:value="41.927" table:style-name="ce38">
            <text:p>42</text:p>
          </table:table-cell>
          <table:table-cell office:value-type="float" office:value="6641.1821905799998" table:style-name="ce38">
            <text:p>6,641</text:p>
          </table:table-cell>
          <table:table-cell table:style-name="ce1"/>
          <table:table-cell office:value-type="string" table:style-name="ce36">
            <text:p>Apr 2009 to Mar 2010</text:p>
          </table:table-cell>
          <table:table-cell office:value-type="float" office:value="3886.32099466" table:style-name="ce39">
            <text:p>3,886</text:p>
          </table:table-cell>
          <table:table-cell office:value-type="float" office:value="179.53307914000001" table:style-name="ce39">
            <text:p>180</text:p>
          </table:table-cell>
          <table:table-cell office:value-type="float" office:value="323.11407981999997" table:style-name="ce39">
            <text:p>323</text:p>
          </table:table-cell>
          <table:table-cell office:value-type="float" office:value="453.23197842000002" table:style-name="ce39">
            <text:p>453</text:p>
          </table:table-cell>
          <table:table-cell office:value-type="float" office:value="1798.98205854" table:style-name="ce39">
            <text:p>1,799</text:p>
          </table:table-cell>
          <table:table-cell office:value-type="string" table:style-name="ce41">
            <text:p>[z]</text:p>
          </table:table-cell>
          <table:table-cell office:value-type="float" office:value="6641.1821905799998" table:style-name="ce39">
            <text:p>6,641</text:p>
          </table:table-cell>
          <table:table-cell table:style-name="ce1"/>
          <table:table-cell office:value-type="string" table:style-name="ce36">
            <text:p>Apr 2009 to Mar 2010</text:p>
          </table:table-cell>
          <table:table-cell office:value-type="float" office:value="36317.78751994" table:style-name="ce39">
            <text:p>36,318</text:p>
          </table:table-cell>
          <table:table-cell office:value-type="float" office:value="2488.087" table:style-name="ce39">
            <text:p>2,488</text:p>
          </table:table-cell>
          <table:table-cell office:value-type="float" office:value="3826.2860000000001" table:style-name="ce39">
            <text:p>3,826</text:p>
          </table:table-cell>
          <table:table-cell office:value-type="float" office:value="15523.559029239999" table:style-name="ce39">
            <text:p>15,524</text:p>
          </table:table-cell>
          <table:table-cell office:value-type="float" office:value="88150.878904939993" table:style-name="ce39">
            <text:p>88,151</text:p>
          </table:table-cell>
          <table:table-cell office:value-type="string" table:style-name="ce41">
            <text:p>[z]</text:p>
          </table:table-cell>
          <table:table-cell office:value-type="float" office:value="146306.59845411999" table:style-name="ce39">
            <text:p>146,307</text:p>
          </table:table-cell>
          <table:table-cell table:number-columns-repeated="16349"/>
        </table:table-row>
        <table:table-row table:style-name="ro3">
          <table:table-cell office:value-type="string" table:style-name="ce36">
            <text:p>Apr 2010 to Mar 2011</text:p>
          </table:table-cell>
          <table:table-cell office:value-type="float" office:value="7418.78366276" table:style-name="ce37">
            <text:p>7,419</text:p>
          </table:table-cell>
          <table:table-cell office:value-type="float" office:value="75779.630476999999" table:style-name="ce37">
            <text:p>75,780</text:p>
          </table:table-cell>
          <table:table-cell office:value-type="float" office:value="83198.414139760003" table:style-name="ce37">
            <text:p>83,198</text:p>
          </table:table-cell>
          <table:table-cell table:style-name="ce1"/>
          <table:table-cell office:value-type="string" table:style-name="ce36">
            <text:p>Apr 2010 to Mar 2011</text:p>
          </table:table-cell>
          <table:table-cell office:value-type="float" office:value="1520.039" table:style-name="ce38">
            <text:p>1,520</text:p>
          </table:table-cell>
          <table:table-cell office:value-type="float" office:value="1854.67999708" table:style-name="ce38">
            <text:p>1,855</text:p>
          </table:table-cell>
          <table:table-cell office:value-type="float" office:value="887.04299997999999" table:style-name="ce38">
            <text:p>887</text:p>
          </table:table-cell>
          <table:table-cell office:value-type="float" office:value="189.185" table:style-name="ce38">
            <text:p>189</text:p>
          </table:table-cell>
          <table:table-cell office:value-type="float" office:value="310.85499887999998" table:style-name="ce38">
            <text:p>311</text:p>
          </table:table-cell>
          <table:table-cell office:value-type="float" office:value="295.23699957999997" table:style-name="ce38">
            <text:p>295</text:p>
          </table:table-cell>
          <table:table-cell office:value-type="float" office:value="1962.9395899799999" table:style-name="ce38">
            <text:p>1,963</text:p>
          </table:table-cell>
          <table:table-cell office:value-type="float" office:value="247.40007724" table:style-name="ce38">
            <text:p>247</text:p>
          </table:table-cell>
          <table:table-cell office:value-type="float" office:value="100.30100002" table:style-name="ce38">
            <text:p>100</text:p>
          </table:table-cell>
          <table:table-cell office:value-type="float" office:value="51.103999999999999" table:style-name="ce38">
            <text:p>51</text:p>
          </table:table-cell>
          <table:table-cell office:value-type="float" office:value="7418.78366276" table:style-name="ce38">
            <text:p>7,419</text:p>
          </table:table-cell>
          <table:table-cell table:style-name="ce1"/>
          <table:table-cell office:value-type="string" table:style-name="ce36">
            <text:p>Apr 2010 to Mar 2011</text:p>
          </table:table-cell>
          <table:table-cell office:value-type="float" office:value="4264.1523247599998" table:style-name="ce39">
            <text:p>4,264</text:p>
          </table:table-cell>
          <table:table-cell office:value-type="float" office:value="201.16610353999999" table:style-name="ce39">
            <text:p>201</text:p>
          </table:table-cell>
          <table:table-cell office:value-type="float" office:value="381.78708558" table:style-name="ce39">
            <text:p>382</text:p>
          </table:table-cell>
          <table:table-cell office:value-type="float" office:value="497.52000423999999" table:style-name="ce39">
            <text:p>498</text:p>
          </table:table-cell>
          <table:table-cell office:value-type="float" office:value="2074.15814464" table:style-name="ce39">
            <text:p>2,074</text:p>
          </table:table-cell>
          <table:table-cell office:value-type="string" table:style-name="ce41">
            <text:p>[z]</text:p>
          </table:table-cell>
          <table:table-cell office:value-type="float" office:value="7418.78366276" table:style-name="ce39">
            <text:p>7,419</text:p>
          </table:table-cell>
          <table:table-cell table:style-name="ce1"/>
          <table:table-cell office:value-type="string" table:style-name="ce36">
            <text:p>Apr 2010 to Mar 2011</text:p>
          </table:table-cell>
          <table:table-cell office:value-type="float" office:value="37114.198309959997" table:style-name="ce39">
            <text:p>37,114</text:p>
          </table:table-cell>
          <table:table-cell office:value-type="float" office:value="2623.788" table:style-name="ce39">
            <text:p>2,624</text:p>
          </table:table-cell>
          <table:table-cell office:value-type="float" office:value="4261.3810000000003" table:style-name="ce39">
            <text:p>4,261</text:p>
          </table:table-cell>
          <table:table-cell office:value-type="float" office:value="16340.697149199999" table:style-name="ce39">
            <text:p>16,341</text:p>
          </table:table-cell>
          <table:table-cell office:value-type="float" office:value="91219.196494839998" table:style-name="ce39">
            <text:p>91,219</text:p>
          </table:table-cell>
          <table:table-cell office:value-type="string" table:style-name="ce41">
            <text:p>[z]</text:p>
          </table:table-cell>
          <table:table-cell office:value-type="float" office:value="151559.260954" table:style-name="ce39">
            <text:p>151,559</text:p>
          </table:table-cell>
          <table:table-cell table:number-columns-repeated="16349"/>
        </table:table-row>
        <table:table-row table:style-name="ro3">
          <table:table-cell office:value-type="string" table:style-name="ce36">
            <text:p>Apr 2011 to Mar 2012</text:p>
          </table:table-cell>
          <table:table-cell office:value-type="float" office:value="7598.5119999999997" table:style-name="ce37">
            <text:p>7,599</text:p>
          </table:table-cell>
          <table:table-cell office:value-type="float" office:value="79541.323999999993" table:style-name="ce37">
            <text:p>79,541</text:p>
          </table:table-cell>
          <table:table-cell office:value-type="float" office:value="87139.835999999996" table:style-name="ce37">
            <text:p>87,140</text:p>
          </table:table-cell>
          <table:table-cell table:style-name="ce1"/>
          <table:table-cell office:value-type="string" table:style-name="ce36">
            <text:p>Apr 2011 to Mar 2012</text:p>
          </table:table-cell>
          <table:table-cell office:value-type="float" office:value="1575.6759999999999" table:style-name="ce38">
            <text:p>1,576</text:p>
          </table:table-cell>
          <table:table-cell office:value-type="float" office:value="1941.9960000000001" table:style-name="ce38">
            <text:p>1,942</text:p>
          </table:table-cell>
          <table:table-cell office:value-type="float" office:value="892.53" table:style-name="ce38">
            <text:p>893</text:p>
          </table:table-cell>
          <table:table-cell office:value-type="float" office:value="191.26400000000001" table:style-name="ce38">
            <text:p>191</text:p>
          </table:table-cell>
          <table:table-cell office:value-type="float" office:value="279.47199999999998" table:style-name="ce38">
            <text:p>279</text:p>
          </table:table-cell>
          <table:table-cell office:value-type="float" office:value="276.75599999999997" table:style-name="ce38">
            <text:p>277</text:p>
          </table:table-cell>
          <table:table-cell office:value-type="float" office:value="2061.154" table:style-name="ce38">
            <text:p>2,061</text:p>
          </table:table-cell>
          <table:table-cell office:value-type="float" office:value="241.608" table:style-name="ce38">
            <text:p>242</text:p>
          </table:table-cell>
          <table:table-cell office:value-type="float" office:value="89.75" table:style-name="ce38">
            <text:p>90</text:p>
          </table:table-cell>
          <table:table-cell office:value-type="float" office:value="48.305999999999997" table:style-name="ce38">
            <text:p>48</text:p>
          </table:table-cell>
          <table:table-cell office:value-type="float" office:value="7598.5119999999997" table:style-name="ce38">
            <text:p>7,599</text:p>
          </table:table-cell>
          <table:table-cell table:style-name="ce1"/>
          <table:table-cell office:value-type="string" table:style-name="ce36">
            <text:p>Apr 2011 to Mar 2012</text:p>
          </table:table-cell>
          <table:table-cell office:value-type="float" office:value="4399.6440000000002" table:style-name="ce39">
            <text:p>4,400</text:p>
          </table:table-cell>
          <table:table-cell office:value-type="float" office:value="182.58600000000001" table:style-name="ce39">
            <text:p>183</text:p>
          </table:table-cell>
          <table:table-cell office:value-type="float" office:value="363.71600000000001" table:style-name="ce39">
            <text:p>364</text:p>
          </table:table-cell>
          <table:table-cell office:value-type="float" office:value="518.05799999999999" table:style-name="ce39">
            <text:p>518</text:p>
          </table:table-cell>
          <table:table-cell office:value-type="float" office:value="2134.5079999999998" table:style-name="ce39">
            <text:p>2,135</text:p>
          </table:table-cell>
          <table:table-cell office:value-type="string" table:style-name="ce41">
            <text:p>[z]</text:p>
          </table:table-cell>
          <table:table-cell office:value-type="float" office:value="7598.5119999999997" table:style-name="ce39">
            <text:p>7,599</text:p>
          </table:table-cell>
          <table:table-cell table:style-name="ce1"/>
          <table:table-cell office:value-type="string" table:style-name="ce36">
            <text:p>Apr 2011 to Mar 2012</text:p>
          </table:table-cell>
          <table:table-cell office:value-type="float" office:value="38942.199999999997" table:style-name="ce39">
            <text:p>38,942</text:p>
          </table:table-cell>
          <table:table-cell office:value-type="float" office:value="2802.748" table:style-name="ce39">
            <text:p>2,803</text:p>
          </table:table-cell>
          <table:table-cell office:value-type="float" office:value="4684.2340000000004" table:style-name="ce39">
            <text:p>4,684</text:p>
          </table:table-cell>
          <table:table-cell office:value-type="float" office:value="16978.112000000001" table:style-name="ce39">
            <text:p>16,978</text:p>
          </table:table-cell>
          <table:table-cell office:value-type="float" office:value="95675.354000000007" table:style-name="ce39">
            <text:p>95,675</text:p>
          </table:table-cell>
          <table:table-cell office:value-type="string" table:style-name="ce41">
            <text:p>[z]</text:p>
          </table:table-cell>
          <table:table-cell office:value-type="float" office:value="159082.64799999999" table:style-name="ce39">
            <text:p>159,083</text:p>
          </table:table-cell>
          <table:table-cell table:number-columns-repeated="16349"/>
        </table:table-row>
        <table:table-row table:style-name="ro3">
          <table:table-cell office:value-type="string" table:style-name="ce36">
            <text:p>Apr 2012 to Mar 2013</text:p>
          </table:table-cell>
          <table:table-cell office:value-type="float" office:value="7744.86" table:style-name="ce37">
            <text:p>7,745</text:p>
          </table:table-cell>
          <table:table-cell office:value-type="float" office:value="81883.48" table:style-name="ce37">
            <text:p>81,883</text:p>
          </table:table-cell>
          <table:table-cell office:value-type="float" office:value="89628.34" table:style-name="ce37">
            <text:p>89,628</text:p>
          </table:table-cell>
          <table:table-cell table:style-name="ce1"/>
          <table:table-cell office:value-type="string" table:style-name="ce36">
            <text:p>Apr 2012 to Mar 2013</text:p>
          </table:table-cell>
          <table:table-cell office:value-type="float" office:value="1637.242" table:style-name="ce38">
            <text:p>1,637</text:p>
          </table:table-cell>
          <table:table-cell office:value-type="float" office:value="2015.93" table:style-name="ce38">
            <text:p>2,016</text:p>
          </table:table-cell>
          <table:table-cell office:value-type="float" office:value="886.54399999999998" table:style-name="ce38">
            <text:p>887</text:p>
          </table:table-cell>
          <table:table-cell office:value-type="float" office:value="208.31399999999999" table:style-name="ce38">
            <text:p>208</text:p>
          </table:table-cell>
          <table:table-cell office:value-type="float" office:value="280.65199999999999" table:style-name="ce38">
            <text:p>281</text:p>
          </table:table-cell>
          <table:table-cell office:value-type="float" office:value="282.64800000000002" table:style-name="ce38">
            <text:p>283</text:p>
          </table:table-cell>
          <table:table-cell office:value-type="float" office:value="2047.422" table:style-name="ce38">
            <text:p>2,047</text:p>
          </table:table-cell>
          <table:table-cell office:value-type="float" office:value="248.786" table:style-name="ce38">
            <text:p>249</text:p>
          </table:table-cell>
          <table:table-cell office:value-type="float" office:value="88.44" table:style-name="ce38">
            <text:p>88</text:p>
          </table:table-cell>
          <table:table-cell office:value-type="float" office:value="48.881999999999998" table:style-name="ce38">
            <text:p>49</text:p>
          </table:table-cell>
          <table:table-cell office:value-type="float" office:value="7744.86" table:style-name="ce38">
            <text:p>7,745</text:p>
          </table:table-cell>
          <table:table-cell table:style-name="ce1"/>
          <table:table-cell office:value-type="string" table:style-name="ce36">
            <text:p>Apr 2012 to Mar 2013</text:p>
          </table:table-cell>
          <table:table-cell office:value-type="float" office:value="4519.7879999999996" table:style-name="ce39">
            <text:p>4,520</text:p>
          </table:table-cell>
          <table:table-cell office:value-type="float" office:value="174.624" table:style-name="ce39">
            <text:p>175</text:p>
          </table:table-cell>
          <table:table-cell office:value-type="float" office:value="369.154" table:style-name="ce39">
            <text:p>369</text:p>
          </table:table-cell>
          <table:table-cell office:value-type="float" office:value="519.82600000000002" table:style-name="ce39">
            <text:p>520</text:p>
          </table:table-cell>
          <table:table-cell office:value-type="float" office:value="2161.4679999999998" table:style-name="ce39">
            <text:p>2,161</text:p>
          </table:table-cell>
          <table:table-cell office:value-type="string" table:style-name="ce41">
            <text:p>[z]</text:p>
          </table:table-cell>
          <table:table-cell office:value-type="float" office:value="7744.86" table:style-name="ce39">
            <text:p>7,745</text:p>
          </table:table-cell>
          <table:table-cell table:style-name="ce1"/>
          <table:table-cell office:value-type="string" table:style-name="ce36">
            <text:p>Apr 2012 to Mar 2013</text:p>
          </table:table-cell>
          <table:table-cell office:value-type="float" office:value="40516.722000000002" table:style-name="ce39">
            <text:p>40,517</text:p>
          </table:table-cell>
          <table:table-cell office:value-type="float" office:value="2867.85" table:style-name="ce39">
            <text:p>2,868</text:p>
          </table:table-cell>
          <table:table-cell office:value-type="float" office:value="5012.8059999999996" table:style-name="ce39">
            <text:p>5,013</text:p>
          </table:table-cell>
          <table:table-cell office:value-type="float" office:value="17508.462" table:style-name="ce39">
            <text:p>17,508</text:p>
          </table:table-cell>
          <table:table-cell office:value-type="float" office:value="97861.119999999995" table:style-name="ce39">
            <text:p>97,861</text:p>
          </table:table-cell>
          <table:table-cell office:value-type="string" table:style-name="ce41">
            <text:p>[z]</text:p>
          </table:table-cell>
          <table:table-cell office:value-type="float" office:value="163766.96" table:style-name="ce39">
            <text:p>163,767</text:p>
          </table:table-cell>
          <table:table-cell table:number-columns-repeated="16349"/>
        </table:table-row>
        <table:table-row table:style-name="ro3">
          <table:table-cell office:value-type="string" table:style-name="ce36">
            <text:p>Apr 2013 to Mar 2014 [b]</text:p>
          </table:table-cell>
          <table:table-cell office:value-type="float" office:value="7978.4579999999996" table:style-name="ce37">
            <text:p>7,978</text:p>
          </table:table-cell>
          <table:table-cell office:value-type="float" office:value="82690.739000000001" table:style-name="ce37">
            <text:p>82,691</text:p>
          </table:table-cell>
          <table:table-cell office:value-type="float" office:value="90669.197" table:style-name="ce37">
            <text:p>90,669</text:p>
          </table:table-cell>
          <table:table-cell table:style-name="ce1"/>
          <table:table-cell office:value-type="string" table:style-name="ce36">
            <text:p>Apr 2013 to Mar 2014</text:p>
          </table:table-cell>
          <table:table-cell office:value-type="float" office:value="1750.96" table:style-name="ce38">
            <text:p>1,751</text:p>
          </table:table-cell>
          <table:table-cell office:value-type="float" office:value="2083.2939999999999" table:style-name="ce38">
            <text:p>2,083</text:p>
          </table:table-cell>
          <table:table-cell office:value-type="float" office:value="917.74199999999996" table:style-name="ce38">
            <text:p>918</text:p>
          </table:table-cell>
          <table:table-cell office:value-type="float" office:value="200.72" table:style-name="ce38">
            <text:p>201</text:p>
          </table:table-cell>
          <table:table-cell office:value-type="float" office:value="281.42" table:style-name="ce38">
            <text:p>281</text:p>
          </table:table-cell>
          <table:table-cell office:value-type="float" office:value="273.95800000000003" table:style-name="ce38">
            <text:p>274</text:p>
          </table:table-cell>
          <table:table-cell office:value-type="float" office:value="2106.73" table:style-name="ce38">
            <text:p>2,107</text:p>
          </table:table-cell>
          <table:table-cell office:value-type="float" office:value="238.542" table:style-name="ce38">
            <text:p>239</text:p>
          </table:table-cell>
          <table:table-cell office:value-type="float" office:value="80.456000000000003" table:style-name="ce38">
            <text:p>80</text:p>
          </table:table-cell>
          <table:table-cell office:value-type="float" office:value="44.636000000000003" table:style-name="ce38">
            <text:p>45</text:p>
          </table:table-cell>
          <table:table-cell office:value-type="float" office:value="7978.4579999999996" table:style-name="ce38">
            <text:p>7,978</text:p>
          </table:table-cell>
          <table:table-cell table:style-name="ce1"/>
          <table:table-cell office:value-type="string" table:style-name="ce36">
            <text:p>Apr 2013 to Mar 2014</text:p>
          </table:table-cell>
          <table:table-cell office:value-type="float" office:value="4645.6120000000001" table:style-name="ce39">
            <text:p>4,646</text:p>
          </table:table-cell>
          <table:table-cell office:value-type="float" office:value="170.608" table:style-name="ce39">
            <text:p>171</text:p>
          </table:table-cell>
          <table:table-cell office:value-type="float" office:value="380.54" table:style-name="ce39">
            <text:p>381</text:p>
          </table:table-cell>
          <table:table-cell office:value-type="float" office:value="528.81200000000001" table:style-name="ce39">
            <text:p>529</text:p>
          </table:table-cell>
          <table:table-cell office:value-type="float" office:value="2252.886" table:style-name="ce39">
            <text:p>2,253</text:p>
          </table:table-cell>
          <table:table-cell office:value-type="string" table:style-name="ce41">
            <text:p>[z]</text:p>
          </table:table-cell>
          <table:table-cell office:value-type="float" office:value="7978.4579999999996" table:style-name="ce39">
            <text:p>7,978</text:p>
          </table:table-cell>
          <table:table-cell table:style-name="ce1"/>
          <table:table-cell office:value-type="string" table:style-name="ce36">
            <text:p>Apr 2013 to Mar 2014 [b]</text:p>
          </table:table-cell>
          <table:table-cell office:value-type="float" office:value="42782.101999999999" table:style-name="ce39">
            <text:p>42,782</text:p>
          </table:table-cell>
          <table:table-cell office:value-type="float" office:value="3006.8180000000002" table:style-name="ce39">
            <text:p>3,007</text:p>
          </table:table-cell>
          <table:table-cell office:value-type="float" office:value="5422.848" table:style-name="ce39">
            <text:p>5,423</text:p>
          </table:table-cell>
          <table:table-cell office:value-type="float" office:value="17495.117999999999" table:style-name="ce39">
            <text:p>17,495</text:p>
          </table:table-cell>
          <table:table-cell office:value-type="float" office:value="96674.592000000004" table:style-name="ce39">
            <text:p>96,675</text:p>
          </table:table-cell>
          <table:table-cell office:value-type="string" table:style-name="ce41">
            <text:p>[z]</text:p>
          </table:table-cell>
          <table:table-cell office:value-type="float" office:value="165381.478" table:style-name="ce39">
            <text:p>165,381</text:p>
          </table:table-cell>
          <table:table-cell table:number-columns-repeated="16349"/>
        </table:table-row>
        <table:table-row table:style-name="ro3">
          <table:table-cell office:value-type="string" table:style-name="ce36">
            <text:p>Apr 2014 to Mar 2015</text:p>
          </table:table-cell>
          <table:table-cell office:value-type="float" office:value="8669.2520000000004" table:style-name="ce37">
            <text:p>8,669</text:p>
          </table:table-cell>
          <table:table-cell office:value-type="float" office:value="87403.881999999998" table:style-name="ce37">
            <text:p>87,404</text:p>
          </table:table-cell>
          <table:table-cell office:value-type="float" office:value="96073.134000000005" table:style-name="ce37">
            <text:p>96,073</text:p>
          </table:table-cell>
          <table:table-cell table:style-name="ce1"/>
          <table:table-cell office:value-type="string" table:style-name="ce36">
            <text:p>Apr 2014 to Mar 2015</text:p>
          </table:table-cell>
          <table:table-cell office:value-type="float" office:value="1818.1479999999999" table:style-name="ce38">
            <text:p>1,818</text:p>
          </table:table-cell>
          <table:table-cell office:value-type="float" office:value="2360.998" table:style-name="ce38">
            <text:p>2,361</text:p>
          </table:table-cell>
          <table:table-cell office:value-type="float" office:value="980.95399999999995" table:style-name="ce38">
            <text:p>981</text:p>
          </table:table-cell>
          <table:table-cell office:value-type="float" office:value="210.55799999999999" table:style-name="ce38">
            <text:p>211</text:p>
          </table:table-cell>
          <table:table-cell office:value-type="float" office:value="347.13200000000001" table:style-name="ce38">
            <text:p>347</text:p>
          </table:table-cell>
          <table:table-cell office:value-type="float" office:value="285.72000000000003" table:style-name="ce38">
            <text:p>286</text:p>
          </table:table-cell>
          <table:table-cell office:value-type="float" office:value="2263.12" table:style-name="ce38">
            <text:p>2,263</text:p>
          </table:table-cell>
          <table:table-cell office:value-type="float" office:value="264.608" table:style-name="ce38">
            <text:p>265</text:p>
          </table:table-cell>
          <table:table-cell office:value-type="float" office:value="86.504000000000005" table:style-name="ce38">
            <text:p>87</text:p>
          </table:table-cell>
          <table:table-cell office:value-type="float" office:value="51.51" table:style-name="ce38">
            <text:p>52</text:p>
          </table:table-cell>
          <table:table-cell office:value-type="float" office:value="8669.2520000000004" table:style-name="ce38">
            <text:p>8,669</text:p>
          </table:table-cell>
          <table:table-cell table:style-name="ce1"/>
          <table:table-cell office:value-type="string" table:style-name="ce36">
            <text:p>Apr 2014 to Mar 2015</text:p>
          </table:table-cell>
          <table:table-cell office:value-type="float" office:value="4994.8760000000002" table:style-name="ce39">
            <text:p>4,995</text:p>
          </table:table-cell>
          <table:table-cell office:value-type="float" office:value="160.398" table:style-name="ce39">
            <text:p>160</text:p>
          </table:table-cell>
          <table:table-cell office:value-type="float" office:value="362.404" table:style-name="ce39">
            <text:p>362</text:p>
          </table:table-cell>
          <table:table-cell office:value-type="float" office:value="567.94799999999998" table:style-name="ce39">
            <text:p>568</text:p>
          </table:table-cell>
          <table:table-cell office:value-type="float" office:value="2583.6260000000002" table:style-name="ce39">
            <text:p>2,584</text:p>
          </table:table-cell>
          <table:table-cell office:value-type="string" table:style-name="ce41">
            <text:p>[z]</text:p>
          </table:table-cell>
          <table:table-cell office:value-type="float" office:value="8669.2520000000004" table:style-name="ce39">
            <text:p>8,669</text:p>
          </table:table-cell>
          <table:table-cell table:style-name="ce1"/>
          <table:table-cell office:value-type="string" table:style-name="ce36">
            <text:p>Apr 2014 to Mar 2015</text:p>
          </table:table-cell>
          <table:table-cell office:value-type="float" office:value="45239.396000000001" table:style-name="ce39">
            <text:p>45,239</text:p>
          </table:table-cell>
          <table:table-cell office:value-type="float" office:value="3092.8580000000002" table:style-name="ce39">
            <text:p>3,093</text:p>
          </table:table-cell>
          <table:table-cell office:value-type="float" office:value="5670.5940000000001" table:style-name="ce39">
            <text:p>5,671</text:p>
          </table:table-cell>
          <table:table-cell office:value-type="float" office:value="18212.418000000001" table:style-name="ce39">
            <text:p>18,212</text:p>
          </table:table-cell>
          <table:table-cell office:value-type="float" office:value="102592.49800000001" table:style-name="ce39">
            <text:p>102,592</text:p>
          </table:table-cell>
          <table:table-cell office:value-type="string" table:style-name="ce41">
            <text:p>[z]</text:p>
          </table:table-cell>
          <table:table-cell office:value-type="float" office:value="174807.764" table:style-name="ce39">
            <text:p>174,808</text:p>
          </table:table-cell>
          <table:table-cell table:number-columns-repeated="16349"/>
        </table:table-row>
        <table:table-row table:style-name="ro3">
          <table:table-cell office:value-type="string" table:style-name="ce36">
            <text:p>Apr 2015 to Mar 2016</text:p>
          </table:table-cell>
          <table:table-cell office:value-type="float" office:value="8406.43" table:style-name="ce37">
            <text:p>8,406</text:p>
          </table:table-cell>
          <table:table-cell office:value-type="float" office:value="89155.544999999998" table:style-name="ce37">
            <text:p>89,156</text:p>
          </table:table-cell>
          <table:table-cell office:value-type="float" office:value="97561.975000000006" table:style-name="ce37">
            <text:p>97,562</text:p>
          </table:table-cell>
          <table:table-cell table:style-name="ce1"/>
          <table:table-cell office:value-type="string" table:style-name="ce36">
            <text:p>Apr 2015 to Mar 2016</text:p>
          </table:table-cell>
          <table:table-cell office:value-type="float" office:value="1833.0139999999999" table:style-name="ce38">
            <text:p>1,833</text:p>
          </table:table-cell>
          <table:table-cell office:value-type="float" office:value="2320.2640000000001" table:style-name="ce38">
            <text:p>2,320</text:p>
          </table:table-cell>
          <table:table-cell office:value-type="float" office:value="982.89800000000002" table:style-name="ce38">
            <text:p>983</text:p>
          </table:table-cell>
          <table:table-cell office:value-type="float" office:value="204.31399999999999" table:style-name="ce38">
            <text:p>204</text:p>
          </table:table-cell>
          <table:table-cell office:value-type="float" office:value="349.57799999999997" table:style-name="ce38">
            <text:p>350</text:p>
          </table:table-cell>
          <table:table-cell office:value-type="float" office:value="265.11399999999998" table:style-name="ce38">
            <text:p>265</text:p>
          </table:table-cell>
          <table:table-cell office:value-type="float" office:value="2087.902" table:style-name="ce38">
            <text:p>2,088</text:p>
          </table:table-cell>
          <table:table-cell office:value-type="float" office:value="240.83" table:style-name="ce38">
            <text:p>241</text:p>
          </table:table-cell>
          <table:table-cell office:value-type="float" office:value="79.903999999999996" table:style-name="ce38">
            <text:p>80</text:p>
          </table:table-cell>
          <table:table-cell office:value-type="float" office:value="42.612000000000002" table:style-name="ce38">
            <text:p>43</text:p>
          </table:table-cell>
          <table:table-cell office:value-type="float" office:value="8406.43" table:style-name="ce38">
            <text:p>8,406</text:p>
          </table:table-cell>
          <table:table-cell table:style-name="ce1"/>
          <table:table-cell office:value-type="string" table:style-name="ce36">
            <text:p>Apr 2015 to Mar 2016</text:p>
          </table:table-cell>
          <table:table-cell office:value-type="float" office:value="5014.72" table:style-name="ce39">
            <text:p>5,015</text:p>
          </table:table-cell>
          <table:table-cell office:value-type="float" office:value="117.01600000000001" table:style-name="ce39">
            <text:p>117</text:p>
          </table:table-cell>
          <table:table-cell office:value-type="float" office:value="311.3" table:style-name="ce39">
            <text:p>311</text:p>
          </table:table-cell>
          <table:table-cell office:value-type="float" office:value="544.59199999999998" table:style-name="ce39">
            <text:p>545</text:p>
          </table:table-cell>
          <table:table-cell office:value-type="float" office:value="2418.8020000000001" table:style-name="ce39">
            <text:p>2,419</text:p>
          </table:table-cell>
          <table:table-cell office:value-type="string" table:style-name="ce41">
            <text:p>[z]</text:p>
          </table:table-cell>
          <table:table-cell office:value-type="float" office:value="8406.43" table:style-name="ce39">
            <text:p>8,406</text:p>
          </table:table-cell>
          <table:table-cell table:style-name="ce1"/>
          <table:table-cell office:value-type="string" table:style-name="ce36">
            <text:p>Apr 2015 to Mar 2016</text:p>
          </table:table-cell>
          <table:table-cell office:value-type="float" office:value="47158.58" table:style-name="ce39">
            <text:p>47,159</text:p>
          </table:table-cell>
          <table:table-cell office:value-type="float" office:value="3120.83" table:style-name="ce39">
            <text:p>3,121</text:p>
          </table:table-cell>
          <table:table-cell office:value-type="float" office:value="5267.7460000000001" table:style-name="ce39">
            <text:p>5,268</text:p>
          </table:table-cell>
          <table:table-cell office:value-type="float" office:value="18519.117999999999" table:style-name="ce39">
            <text:p>18,519</text:p>
          </table:table-cell>
          <table:table-cell office:value-type="float" office:value="104244.81600000001" table:style-name="ce39">
            <text:p>104,245</text:p>
          </table:table-cell>
          <table:table-cell office:value-type="string" table:style-name="ce41">
            <text:p>[z]</text:p>
          </table:table-cell>
          <table:table-cell office:value-type="float" office:value="178311.09" table:style-name="ce39">
            <text:p>178,311</text:p>
          </table:table-cell>
          <table:table-cell table:number-columns-repeated="16349"/>
        </table:table-row>
        <table:table-row table:style-name="ro3">
          <table:table-cell office:value-type="string" table:style-name="ce36">
            <text:p>Apr 2016 to Mar 2017</text:p>
          </table:table-cell>
          <table:table-cell office:value-type="float" office:value="9048.9959999999992" table:style-name="ce37">
            <text:p>9,049</text:p>
          </table:table-cell>
          <table:table-cell office:value-type="float" office:value="89708.523000000001" table:style-name="ce37">
            <text:p>89,709</text:p>
          </table:table-cell>
          <table:table-cell office:value-type="float" office:value="98757.519" table:style-name="ce37">
            <text:p>98,758</text:p>
          </table:table-cell>
          <table:table-cell table:style-name="ce1"/>
          <table:table-cell office:value-type="string" table:style-name="ce36">
            <text:p>Apr 2016 to Mar 2017</text:p>
          </table:table-cell>
          <table:table-cell office:value-type="float" office:value="1906.848" table:style-name="ce38">
            <text:p>1,907</text:p>
          </table:table-cell>
          <table:table-cell office:value-type="float" office:value="2648.7020000000002" table:style-name="ce38">
            <text:p>2,649</text:p>
          </table:table-cell>
          <table:table-cell office:value-type="float" office:value="1006.1559999999999" table:style-name="ce38">
            <text:p>1,006</text:p>
          </table:table-cell>
          <table:table-cell office:value-type="float" office:value="214.04400000000001" table:style-name="ce38">
            <text:p>214</text:p>
          </table:table-cell>
          <table:table-cell office:value-type="float" office:value="403.21600000000001" table:style-name="ce38">
            <text:p>403</text:p>
          </table:table-cell>
          <table:table-cell office:value-type="float" office:value="262.988" table:style-name="ce38">
            <text:p>263</text:p>
          </table:table-cell>
          <table:table-cell office:value-type="float" office:value="2243.7579999999998" table:style-name="ce38">
            <text:p>2,244</text:p>
          </table:table-cell>
          <table:table-cell office:value-type="float" office:value="249.53" table:style-name="ce38">
            <text:p>250</text:p>
          </table:table-cell>
          <table:table-cell office:value-type="float" office:value="74.361999999999995" table:style-name="ce38">
            <text:p>74</text:p>
          </table:table-cell>
          <table:table-cell office:value-type="float" office:value="39.392000000000003" table:style-name="ce38">
            <text:p>39</text:p>
          </table:table-cell>
          <table:table-cell office:value-type="float" office:value="9048.9959999999992" table:style-name="ce38">
            <text:p>9,049</text:p>
          </table:table-cell>
          <table:table-cell table:style-name="ce1"/>
          <table:table-cell office:value-type="string" table:style-name="ce36">
            <text:p>Apr 2016 to Mar 2017</text:p>
          </table:table-cell>
          <table:table-cell office:value-type="float" office:value="5401.6819999999998" table:style-name="ce39">
            <text:p>5,402</text:p>
          </table:table-cell>
          <table:table-cell office:value-type="float" office:value="108.33199999999999" table:style-name="ce39">
            <text:p>108</text:p>
          </table:table-cell>
          <table:table-cell office:value-type="float" office:value="276.52999999999997" table:style-name="ce39">
            <text:p>277</text:p>
          </table:table-cell>
          <table:table-cell office:value-type="float" office:value="585.36599999999999" table:style-name="ce39">
            <text:p>585</text:p>
          </table:table-cell>
          <table:table-cell office:value-type="float" office:value="2677.0859999999998" table:style-name="ce39">
            <text:p>2,677</text:p>
          </table:table-cell>
          <table:table-cell office:value-type="string" table:style-name="ce41">
            <text:p>[z]</text:p>
          </table:table-cell>
          <table:table-cell office:value-type="float" office:value="9048.9959999999992" table:style-name="ce39">
            <text:p>9,049</text:p>
          </table:table-cell>
          <table:table-cell table:style-name="ce1"/>
          <table:table-cell office:value-type="string" table:style-name="ce36">
            <text:p>Apr 2016 to Mar 2017</text:p>
          </table:table-cell>
          <table:table-cell office:value-type="float" office:value="47340.196000000004" table:style-name="ce39">
            <text:p>47,340</text:p>
          </table:table-cell>
          <table:table-cell office:value-type="float" office:value="2987.64" table:style-name="ce39">
            <text:p>2,988</text:p>
          </table:table-cell>
          <table:table-cell office:value-type="float" office:value="4650.7640000000001" table:style-name="ce39">
            <text:p>4,651</text:p>
          </table:table-cell>
          <table:table-cell office:value-type="float" office:value="19165.511999999999" table:style-name="ce39">
            <text:p>19,166</text:p>
          </table:table-cell>
          <table:table-cell office:value-type="float" office:value="105272.93399999999" table:style-name="ce39">
            <text:p>105,273</text:p>
          </table:table-cell>
          <table:table-cell office:value-type="string" table:style-name="ce41">
            <text:p>[z]</text:p>
          </table:table-cell>
          <table:table-cell office:value-type="float" office:value="179417.046" table:style-name="ce39">
            <text:p>179,417</text:p>
          </table:table-cell>
          <table:table-cell table:number-columns-repeated="16349"/>
        </table:table-row>
        <table:table-row table:style-name="ro3">
          <table:table-cell office:value-type="string" table:style-name="ce36">
            <text:p>Apr 2017 to Mar 2018</text:p>
          </table:table-cell>
          <table:table-cell office:value-type="float" office:value="9618" table:style-name="ce37">
            <text:p>9,618</text:p>
          </table:table-cell>
          <table:table-cell office:value-type="float" office:value="92332.608999999997" table:style-name="ce37">
            <text:p>92,333</text:p>
          </table:table-cell>
          <table:table-cell office:value-type="float" office:value="101950.609" table:style-name="ce37">
            <text:p>101,951</text:p>
          </table:table-cell>
          <table:table-cell table:style-name="ce1"/>
          <table:table-cell office:value-type="string" table:style-name="ce36">
            <text:p>Apr 2017 to Mar 2018</text:p>
          </table:table-cell>
          <table:table-cell office:value-type="float" office:value="2016.44" table:style-name="ce38">
            <text:p>2,016</text:p>
          </table:table-cell>
          <table:table-cell office:value-type="float" office:value="2696.2420000000002" table:style-name="ce38">
            <text:p>2,696</text:p>
          </table:table-cell>
          <table:table-cell office:value-type="float" office:value="1064.848" table:style-name="ce38">
            <text:p>1,065</text:p>
          </table:table-cell>
          <table:table-cell office:value-type="float" office:value="223.63800000000001" table:style-name="ce38">
            <text:p>224</text:p>
          </table:table-cell>
          <table:table-cell office:value-type="float" office:value="436.94200000000001" table:style-name="ce38">
            <text:p>437</text:p>
          </table:table-cell>
          <table:table-cell office:value-type="float" office:value="293.83999999999997" table:style-name="ce38">
            <text:p>294</text:p>
          </table:table-cell>
          <table:table-cell office:value-type="float" office:value="2515.7559999999999" table:style-name="ce38">
            <text:p>2,516</text:p>
          </table:table-cell>
          <table:table-cell office:value-type="float" office:value="256.28399999999999" table:style-name="ce38">
            <text:p>256</text:p>
          </table:table-cell>
          <table:table-cell office:value-type="float" office:value="74.72" table:style-name="ce38">
            <text:p>75</text:p>
          </table:table-cell>
          <table:table-cell office:value-type="float" office:value="39.29" table:style-name="ce38">
            <text:p>39</text:p>
          </table:table-cell>
          <table:table-cell office:value-type="float" office:value="9618" table:style-name="ce38">
            <text:p>9,618</text:p>
          </table:table-cell>
          <table:table-cell table:style-name="ce1"/>
          <table:table-cell office:value-type="string" table:style-name="ce36">
            <text:p>Apr 2017 to Mar 2018</text:p>
          </table:table-cell>
          <table:table-cell office:value-type="float" office:value="5798.9279999999999" table:style-name="ce39">
            <text:p>5,799</text:p>
          </table:table-cell>
          <table:table-cell office:value-type="float" office:value="105.968" table:style-name="ce39">
            <text:p>106</text:p>
          </table:table-cell>
          <table:table-cell office:value-type="float" office:value="261.34399999999999" table:style-name="ce39">
            <text:p>261</text:p>
          </table:table-cell>
          <table:table-cell office:value-type="float" office:value="605.42600000000004" table:style-name="ce39">
            <text:p>605</text:p>
          </table:table-cell>
          <table:table-cell office:value-type="float" office:value="2846.3339999999998" table:style-name="ce39">
            <text:p>2,846</text:p>
          </table:table-cell>
          <table:table-cell office:value-type="string" table:style-name="ce41">
            <text:p>[z]</text:p>
          </table:table-cell>
          <table:table-cell office:value-type="float" office:value="9618" table:style-name="ce39">
            <text:p>9,618</text:p>
          </table:table-cell>
          <table:table-cell table:style-name="ce1"/>
          <table:table-cell office:value-type="string" table:style-name="ce36">
            <text:p>Apr 2017 to Mar 2018</text:p>
          </table:table-cell>
          <table:table-cell office:value-type="float" office:value="49083.748" table:style-name="ce39">
            <text:p>49,084</text:p>
          </table:table-cell>
          <table:table-cell office:value-type="float" office:value="3012.2420000000002" table:style-name="ce39">
            <text:p>3,012</text:p>
          </table:table-cell>
          <table:table-cell office:value-type="float" office:value="4485.26" table:style-name="ce39">
            <text:p>4,485</text:p>
          </table:table-cell>
          <table:table-cell office:value-type="float" office:value="19227.259999999998" table:style-name="ce39">
            <text:p>19,227</text:p>
          </table:table-cell>
          <table:table-cell office:value-type="float" office:value="108856.708" table:style-name="ce39">
            <text:p>108,857</text:p>
          </table:table-cell>
          <table:table-cell office:value-type="string" table:style-name="ce41">
            <text:p>[z]</text:p>
          </table:table-cell>
          <table:table-cell office:value-type="float" office:value="184665.21799999999" table:style-name="ce39">
            <text:p>184,665</text:p>
          </table:table-cell>
          <table:table-cell table:number-columns-repeated="16349"/>
        </table:table-row>
        <table:table-row table:style-name="ro3">
          <table:table-cell office:value-type="string" table:style-name="ce36">
            <text:p>Apr 2018 to Mar 2019</text:p>
          </table:table-cell>
          <table:table-cell office:value-type="float" office:value="9921.6039999999994" table:style-name="ce37">
            <text:p>9,922</text:p>
          </table:table-cell>
          <table:table-cell office:value-type="float" office:value="92027.937999999995" table:style-name="ce37">
            <text:p>92,028</text:p>
          </table:table-cell>
          <table:table-cell office:value-type="float" office:value="101949.542" table:style-name="ce37">
            <text:p>101,950</text:p>
          </table:table-cell>
          <table:table-cell table:style-name="ce1"/>
          <table:table-cell office:value-type="string" table:style-name="ce36">
            <text:p>Apr 2018 to Mar 2019</text:p>
          </table:table-cell>
          <table:table-cell office:value-type="float" office:value="2064.4340000000002" table:style-name="ce38">
            <text:p>2,064</text:p>
          </table:table-cell>
          <table:table-cell office:value-type="float" office:value="2901.2139999999999" table:style-name="ce38">
            <text:p>2,901</text:p>
          </table:table-cell>
          <table:table-cell office:value-type="float" office:value="1059.048" table:style-name="ce38">
            <text:p>1,059</text:p>
          </table:table-cell>
          <table:table-cell office:value-type="float" office:value="223.02199999999999" table:style-name="ce38">
            <text:p>223</text:p>
          </table:table-cell>
          <table:table-cell office:value-type="float" office:value="431.55599999999998" table:style-name="ce38">
            <text:p>432</text:p>
          </table:table-cell>
          <table:table-cell office:value-type="float" office:value="295.98" table:style-name="ce38">
            <text:p>296</text:p>
          </table:table-cell>
          <table:table-cell office:value-type="float" office:value="2576.806" table:style-name="ce38">
            <text:p>2,577</text:p>
          </table:table-cell>
          <table:table-cell office:value-type="float" office:value="261.86200000000002" table:style-name="ce38">
            <text:p>262</text:p>
          </table:table-cell>
          <table:table-cell office:value-type="float" office:value="66.266000000000005" table:style-name="ce38">
            <text:p>66</text:p>
          </table:table-cell>
          <table:table-cell office:value-type="float" office:value="41.415999999999997" table:style-name="ce38">
            <text:p>41</text:p>
          </table:table-cell>
          <table:table-cell office:value-type="float" office:value="9921.6039999999994" table:style-name="ce38">
            <text:p>9,922</text:p>
          </table:table-cell>
          <table:table-cell table:style-name="ce1"/>
          <table:table-cell office:value-type="string" table:style-name="ce36">
            <text:p>Apr 2018 to Mar 2019</text:p>
          </table:table-cell>
          <table:table-cell office:value-type="float" office:value="5956.8760000000002" table:style-name="ce39">
            <text:p>5,957</text:p>
          </table:table-cell>
          <table:table-cell office:value-type="float" office:value="100.58199999999999" table:style-name="ce39">
            <text:p>101</text:p>
          </table:table-cell>
          <table:table-cell office:value-type="float" office:value="271.22399999999999" table:style-name="ce39">
            <text:p>271</text:p>
          </table:table-cell>
          <table:table-cell office:value-type="float" office:value="638.33000000000004" table:style-name="ce39">
            <text:p>638</text:p>
          </table:table-cell>
          <table:table-cell office:value-type="float" office:value="2954.5920000000001" table:style-name="ce39">
            <text:p>2,955</text:p>
          </table:table-cell>
          <table:table-cell office:value-type="string" table:style-name="ce41">
            <text:p>[z]</text:p>
          </table:table-cell>
          <table:table-cell office:value-type="float" office:value="9921.6039999999994" table:style-name="ce39">
            <text:p>9,922</text:p>
          </table:table-cell>
          <table:table-cell table:style-name="ce1"/>
          <table:table-cell office:value-type="string" table:style-name="ce36">
            <text:p>Apr 2018 to Mar 2019</text:p>
          </table:table-cell>
          <table:table-cell office:value-type="float" office:value="49695.716" table:style-name="ce39">
            <text:p>49,696</text:p>
          </table:table-cell>
          <table:table-cell office:value-type="float" office:value="3013.0540000000001" table:style-name="ce39">
            <text:p>3,013</text:p>
          </table:table-cell>
          <table:table-cell office:value-type="float" office:value="3809.8159999999998" table:style-name="ce39">
            <text:p>3,810</text:p>
          </table:table-cell>
          <table:table-cell office:value-type="float" office:value="18387.828000000001" table:style-name="ce39">
            <text:p>18,388</text:p>
          </table:table-cell>
          <table:table-cell office:value-type="float" office:value="109149.462" table:style-name="ce39">
            <text:p>109,149</text:p>
          </table:table-cell>
          <table:table-cell office:value-type="string" table:style-name="ce41">
            <text:p>[z]</text:p>
          </table:table-cell>
          <table:table-cell office:value-type="float" office:value="184055.87599999999" table:style-name="ce39">
            <text:p>184,056</text:p>
          </table:table-cell>
          <table:table-cell table:number-columns-repeated="16349"/>
        </table:table-row>
        <table:table-row table:style-name="ro12">
          <table:table-cell office:value-type="string" table:style-name="ce36">
            <text:p>Apr 2019 to Mar 2020</text:p>
          </table:table-cell>
          <table:table-cell office:value-type="float" office:value="9810.0139999999992" table:style-name="ce37">
            <text:p>9,810</text:p>
          </table:table-cell>
          <table:table-cell office:value-type="float" office:value="89749.125" table:style-name="ce37">
            <text:p>89,749</text:p>
          </table:table-cell>
          <table:table-cell office:value-type="float" office:value="99559.138999999996" table:style-name="ce37">
            <text:p>99,559</text:p>
          </table:table-cell>
          <table:table-cell table:style-name="ce1"/>
          <table:table-cell office:value-type="string" table:style-name="ce36">
            <text:p>Apr 2019 to Mar 2020</text:p>
          </table:table-cell>
          <table:table-cell office:value-type="float" office:value="2017.36" table:style-name="ce38">
            <text:p>2,017</text:p>
          </table:table-cell>
          <table:table-cell office:value-type="float" office:value="2910.116" table:style-name="ce38">
            <text:p>2,910</text:p>
          </table:table-cell>
          <table:table-cell office:value-type="float" office:value="1000.612" table:style-name="ce38">
            <text:p>1,001</text:p>
          </table:table-cell>
          <table:table-cell office:value-type="float" office:value="222.19200000000001" table:style-name="ce38">
            <text:p>222</text:p>
          </table:table-cell>
          <table:table-cell office:value-type="float" office:value="420.00200000000001" table:style-name="ce38">
            <text:p>420</text:p>
          </table:table-cell>
          <table:table-cell office:value-type="float" office:value="288.25200000000001" table:style-name="ce38">
            <text:p>288</text:p>
          </table:table-cell>
          <table:table-cell office:value-type="float" office:value="2564.2179999999998" table:style-name="ce38">
            <text:p>2,564</text:p>
          </table:table-cell>
          <table:table-cell office:value-type="float" office:value="272.92200000000003" table:style-name="ce38">
            <text:p>273</text:p>
          </table:table-cell>
          <table:table-cell office:value-type="float" office:value="73.674000000000007" table:style-name="ce38">
            <text:p>74</text:p>
          </table:table-cell>
          <table:table-cell office:value-type="float" office:value="40.665999999999997" table:style-name="ce38">
            <text:p>41</text:p>
          </table:table-cell>
          <table:table-cell office:value-type="float" office:value="9810.0139999999992" table:style-name="ce38">
            <text:p>9,810</text:p>
          </table:table-cell>
          <table:table-cell table:style-name="ce1"/>
          <table:table-cell office:value-type="string" table:style-name="ce36">
            <text:p>Apr 2019 to Mar 2020 [note 2]</text:p>
          </table:table-cell>
          <table:table-cell office:value-type="float" office:value="5868.88" table:style-name="ce39">
            <text:p>5,869</text:p>
          </table:table-cell>
          <table:table-cell office:value-type="float" office:value="58.862000000000002" table:style-name="ce39">
            <text:p>59</text:p>
          </table:table-cell>
          <table:table-cell office:value-type="float" office:value="237.892" table:style-name="ce39">
            <text:p>238</text:p>
          </table:table-cell>
          <table:table-cell office:value-type="float" office:value="632.95600000000002" table:style-name="ce39">
            <text:p>633</text:p>
          </table:table-cell>
          <table:table-cell office:value-type="float" office:value="3011.424" table:style-name="ce39">
            <text:p>3,011</text:p>
          </table:table-cell>
          <table:table-cell office:value-type="string" table:style-name="ce41">
            <text:p>[z]</text:p>
          </table:table-cell>
          <table:table-cell office:value-type="float" office:value="9810.0139999999992" table:style-name="ce39">
            <text:p>9,810</text:p>
          </table:table-cell>
          <table:table-cell table:style-name="ce1"/>
          <table:table-cell office:value-type="string" table:style-name="ce36">
            <text:p>Apr 2019 to Mar 2020</text:p>
          </table:table-cell>
          <table:table-cell office:value-type="float" office:value="47845.578000000001" table:style-name="ce39">
            <text:p>47,846</text:p>
          </table:table-cell>
          <table:table-cell office:value-type="float" office:value="2989.7240000000002" table:style-name="ce39">
            <text:p>2,990</text:p>
          </table:table-cell>
          <table:table-cell office:value-type="float" office:value="3688.1959999999999" table:style-name="ce39">
            <text:p>3,688</text:p>
          </table:table-cell>
          <table:table-cell office:value-type="float" office:value="17951.853999999999" table:style-name="ce39">
            <text:p>17,952</text:p>
          </table:table-cell>
          <table:table-cell office:value-type="float" office:value="107022.898" table:style-name="ce39">
            <text:p>107,023</text:p>
          </table:table-cell>
          <table:table-cell office:value-type="string" table:style-name="ce41">
            <text:p>[z]</text:p>
          </table:table-cell>
          <table:table-cell office:value-type="float" office:value="179498.25" table:style-name="ce39">
            <text:p>179,498</text:p>
          </table:table-cell>
          <table:table-cell table:number-columns-repeated="16349"/>
        </table:table-row>
        <table:table-row table:style-name="ro3">
          <table:table-cell office:value-type="string" table:style-name="ce36">
            <text:p>Apr 2020 to Mar 2021</text:p>
          </table:table-cell>
          <table:table-cell office:value-type="float" office:value="1355.962" table:style-name="ce37">
            <text:p>1,356</text:p>
          </table:table-cell>
          <table:table-cell office:value-type="float" office:value="14209.867" table:style-name="ce37">
            <text:p>14,210</text:p>
          </table:table-cell>
          <table:table-cell office:value-type="float" office:value="15565.829" table:style-name="ce37">
            <text:p>15,566</text:p>
          </table:table-cell>
          <table:table-cell table:style-name="ce1"/>
          <table:table-cell office:value-type="string" table:style-name="ce36">
            <text:p>Apr 2020 to Mar 2021</text:p>
          </table:table-cell>
          <table:table-cell office:value-type="float" office:value="305.83999999999997" table:style-name="ce38">
            <text:p>306</text:p>
          </table:table-cell>
          <table:table-cell office:value-type="float" office:value="416.27600000000001" table:style-name="ce38">
            <text:p>416</text:p>
          </table:table-cell>
          <table:table-cell office:value-type="float" office:value="117.58" table:style-name="ce38">
            <text:p>118</text:p>
          </table:table-cell>
          <table:table-cell office:value-type="float" office:value="35.682000000000002" table:style-name="ce38">
            <text:p>36</text:p>
          </table:table-cell>
          <table:table-cell office:value-type="float" office:value="42.936" table:style-name="ce38">
            <text:p>43</text:p>
          </table:table-cell>
          <table:table-cell office:value-type="float" office:value="57.485999999999997" table:style-name="ce38">
            <text:p>57</text:p>
          </table:table-cell>
          <table:table-cell office:value-type="float" office:value="319.40800000000002" table:style-name="ce38">
            <text:p>319</text:p>
          </table:table-cell>
          <table:table-cell office:value-type="float" office:value="39.402000000000001" table:style-name="ce38">
            <text:p>39</text:p>
          </table:table-cell>
          <table:table-cell office:value-type="float" office:value="15.462" table:style-name="ce38">
            <text:p>15</text:p>
          </table:table-cell>
          <table:table-cell office:value-type="float" office:value="5.89" table:style-name="ce38">
            <text:p>6</text:p>
          </table:table-cell>
          <table:table-cell office:value-type="float" office:value="1355.962" table:style-name="ce38">
            <text:p>1,356</text:p>
          </table:table-cell>
          <table:table-cell table:style-name="ce1"/>
          <table:table-cell office:value-type="string" table:style-name="ce36">
            <text:p>Apr 2020 to Mar 2021</text:p>
          </table:table-cell>
          <table:table-cell office:value-type="float" office:value="805.00599999999997" table:style-name="ce39">
            <text:p>805</text:p>
          </table:table-cell>
          <table:table-cell office:value-type="string" table:style-name="ce39">
            <text:p>[u]</text:p>
          </table:table-cell>
          <table:table-cell office:value-type="float" office:value="48.374000000000002" table:style-name="ce39">
            <text:p>48</text:p>
          </table:table-cell>
          <table:table-cell office:value-type="float" office:value="86.768000000000001" table:style-name="ce39">
            <text:p>87</text:p>
          </table:table-cell>
          <table:table-cell office:value-type="float" office:value="421.58800000000002" table:style-name="ce39">
            <text:p>422</text:p>
          </table:table-cell>
          <table:table-cell office:value-type="string" table:style-name="ce41">
            <text:p>[z]</text:p>
          </table:table-cell>
          <table:table-cell office:value-type="float" office:value="1361.7360000000001" table:style-name="ce39">
            <text:p>1,362</text:p>
          </table:table-cell>
          <table:table-cell table:style-name="ce1"/>
          <table:table-cell office:value-type="string" table:style-name="ce36">
            <text:p>Apr 2020 to Mar 2021</text:p>
          </table:table-cell>
          <table:table-cell office:value-type="float" office:value="6593.0060000000003" table:style-name="ce39">
            <text:p>6,593</text:p>
          </table:table-cell>
          <table:table-cell office:value-type="float" office:value="711.56399999999996" table:style-name="ce39">
            <text:p>712</text:p>
          </table:table-cell>
          <table:table-cell office:value-type="float" office:value="630.84400000000005" table:style-name="ce39">
            <text:p>631</text:p>
          </table:table-cell>
          <table:table-cell office:value-type="float" office:value="2412.4160000000002" table:style-name="ce39">
            <text:p>2,412</text:p>
          </table:table-cell>
          <table:table-cell office:value-type="float" office:value="18071.903999999999" table:style-name="ce39">
            <text:p>18,072</text:p>
          </table:table-cell>
          <table:table-cell office:value-type="string" table:style-name="ce41">
            <text:p>[z]</text:p>
          </table:table-cell>
          <table:table-cell office:value-type="float" office:value="28419.734" table:style-name="ce39">
            <text:p>28,420</text:p>
          </table:table-cell>
          <table:table-cell table:number-columns-repeated="16349"/>
        </table:table-row>
        <table:table-row table:style-name="ro3">
          <table:table-cell office:value-type="string" table:style-name="ce36">
            <text:p>Apr 2021 to Mar 2022</text:p>
          </table:table-cell>
          <table:table-cell office:value-type="float" office:value="7421.8959999999997" table:style-name="ce37">
            <text:p>7,422</text:p>
          </table:table-cell>
          <table:table-cell office:value-type="float" office:value="45097.252999999997" table:style-name="ce37">
            <text:p>45,097</text:p>
          </table:table-cell>
          <table:table-cell office:value-type="float" office:value="52519.148999999998" table:style-name="ce37">
            <text:p>52,519</text:p>
          </table:table-cell>
          <table:table-cell table:style-name="ce1"/>
          <table:table-cell office:value-type="string" table:style-name="ce36">
            <text:p>Apr 2021 to Mar 2022</text:p>
          </table:table-cell>
          <table:table-cell office:value-type="float" office:value="1597.356" table:style-name="ce38">
            <text:p>1,597</text:p>
          </table:table-cell>
          <table:table-cell office:value-type="float" office:value="2036.1880000000001" table:style-name="ce38">
            <text:p>2,036</text:p>
          </table:table-cell>
          <table:table-cell office:value-type="float" office:value="695.18" table:style-name="ce38">
            <text:p>695</text:p>
          </table:table-cell>
          <table:table-cell office:value-type="float" office:value="172.19200000000001" table:style-name="ce38">
            <text:p>172</text:p>
          </table:table-cell>
          <table:table-cell office:value-type="float" office:value="231.62799999999999" table:style-name="ce38">
            <text:p>232</text:p>
          </table:table-cell>
          <table:table-cell office:value-type="float" office:value="259.92" table:style-name="ce38">
            <text:p>260</text:p>
          </table:table-cell>
          <table:table-cell office:value-type="float" office:value="2185.4639999999999" table:style-name="ce38">
            <text:p>2,185</text:p>
          </table:table-cell>
          <table:table-cell office:value-type="float" office:value="168.17400000000001" table:style-name="ce38">
            <text:p>168</text:p>
          </table:table-cell>
          <table:table-cell office:value-type="float" office:value="52.786000000000001" table:style-name="ce38">
            <text:p>53</text:p>
          </table:table-cell>
          <table:table-cell office:value-type="float" office:value="23.007999999999999" table:style-name="ce38">
            <text:p>23</text:p>
          </table:table-cell>
          <table:table-cell office:value-type="float" office:value="7421.8959999999997" table:style-name="ce38">
            <text:p>7,422</text:p>
          </table:table-cell>
          <table:table-cell table:style-name="ce1"/>
          <table:table-cell office:value-type="string" table:style-name="ce36">
            <text:p>Apr 2021 to Mar 2022</text:p>
          </table:table-cell>
          <table:table-cell office:value-type="float" office:value="4888.4219999999996" table:style-name="ce39">
            <text:p>4,888</text:p>
          </table:table-cell>
          <table:table-cell office:value-type="float" office:value="101.438" table:style-name="ce39">
            <text:p>101</text:p>
          </table:table-cell>
          <table:table-cell office:value-type="float" office:value="184.45" table:style-name="ce39">
            <text:p>184</text:p>
          </table:table-cell>
          <table:table-cell office:value-type="float" office:value="370.12599999999998" table:style-name="ce39">
            <text:p>370</text:p>
          </table:table-cell>
          <table:table-cell office:value-type="float" office:value="1877.46" table:style-name="ce39">
            <text:p>1,877</text:p>
          </table:table-cell>
          <table:table-cell office:value-type="string" table:style-name="ce41">
            <text:p>[z]</text:p>
          </table:table-cell>
          <table:table-cell office:value-type="float" office:value="7421.8959999999997" table:style-name="ce39">
            <text:p>7,422</text:p>
          </table:table-cell>
          <table:table-cell table:style-name="ce1"/>
          <table:table-cell office:value-type="string" table:style-name="ce36">
            <text:p>Apr 2021 to Mar 2022</text:p>
          </table:table-cell>
          <table:table-cell office:value-type="float" office:value="24777.11" table:style-name="ce39">
            <text:p>24,777</text:p>
          </table:table-cell>
          <table:table-cell office:value-type="float" office:value="1975.7619999999999" table:style-name="ce39">
            <text:p>1,976</text:p>
          </table:table-cell>
          <table:table-cell office:value-type="float" office:value="2337.0160000000001" table:style-name="ce39">
            <text:p>2,337</text:p>
          </table:table-cell>
          <table:table-cell office:value-type="float" office:value="8723.32" table:style-name="ce39">
            <text:p>8,723</text:p>
          </table:table-cell>
          <table:table-cell office:value-type="float" office:value="52381.298000000003" table:style-name="ce39">
            <text:p>52,381</text:p>
          </table:table-cell>
          <table:table-cell office:value-type="string" table:style-name="ce41">
            <text:p>[z]</text:p>
          </table:table-cell>
          <table:table-cell office:value-type="float" office:value="90194.505999999994" table:style-name="ce39">
            <text:p>90,195</text:p>
          </table:table-cell>
          <table:table-cell table:number-columns-repeated="16349"/>
        </table:table-row>
        <table:table-row table:style-name="ro3">
          <table:table-cell office:value-type="string" table:style-name="ce36">
            <text:p>Apr 2022 to Mar 2023 [b]</text:p>
          </table:table-cell>
          <table:table-cell office:value-type="float" office:value="9150.634" table:style-name="ce37">
            <text:p>9,151</text:p>
          </table:table-cell>
          <table:table-cell office:value-type="float" office:value="60253.985999999997" table:style-name="ce37">
            <text:p>60,254</text:p>
          </table:table-cell>
          <table:table-cell office:value-type="float" office:value="69404.62" table:style-name="ce37">
            <text:p>69,405</text:p>
          </table:table-cell>
          <table:table-cell table:style-name="ce1"/>
          <table:table-cell office:value-type="string" table:style-name="ce36">
            <text:p>Apr 2022 to Mar 2023 [b]</text:p>
          </table:table-cell>
          <table:table-cell office:value-type="float" office:value="1835.82" table:style-name="ce38">
            <text:p>1,836</text:p>
          </table:table-cell>
          <table:table-cell office:value-type="float" office:value="2048.63" table:style-name="ce38">
            <text:p>2,049</text:p>
          </table:table-cell>
          <table:table-cell office:value-type="float" office:value="886.18600000000004" table:style-name="ce38">
            <text:p>886</text:p>
          </table:table-cell>
          <table:table-cell office:value-type="float" office:value="211.23599999999999" table:style-name="ce38">
            <text:p>211</text:p>
          </table:table-cell>
          <table:table-cell office:value-type="float" office:value="306.05799999999999" table:style-name="ce38">
            <text:p>306</text:p>
          </table:table-cell>
          <table:table-cell office:value-type="float" office:value="307.00400000000002" table:style-name="ce38">
            <text:p>307</text:p>
          </table:table-cell>
          <table:table-cell office:value-type="float" office:value="3234.2240000000002" table:style-name="ce38">
            <text:p>3,234</text:p>
          </table:table-cell>
          <table:table-cell office:value-type="float" office:value="215.88399999999999" table:style-name="ce38">
            <text:p>216</text:p>
          </table:table-cell>
          <table:table-cell office:value-type="float" office:value="72.956000000000003" table:style-name="ce38">
            <text:p>73</text:p>
          </table:table-cell>
          <table:table-cell office:value-type="float" office:value="32.636000000000003" table:style-name="ce38">
            <text:p>33</text:p>
          </table:table-cell>
          <table:table-cell office:value-type="float" office:value="9150.634" table:style-name="ce38">
            <text:p>9,151</text:p>
          </table:table-cell>
          <table:table-cell table:style-name="ce1"/>
          <table:table-cell office:value-type="string" table:style-name="ce36">
            <text:p>Apr 2022 to Mar 2023 [b]</text:p>
          </table:table-cell>
          <table:table-cell office:value-type="float" office:value="6059.9920000000002" table:style-name="ce39">
            <text:p>6,060</text:p>
          </table:table-cell>
          <table:table-cell office:value-type="float" office:value="113.876" table:style-name="ce39">
            <text:p>114</text:p>
          </table:table-cell>
          <table:table-cell office:value-type="float" office:value="240.06399999999999" table:style-name="ce39">
            <text:p>240</text:p>
          </table:table-cell>
          <table:table-cell office:value-type="float" office:value="420.97800000000001" table:style-name="ce39">
            <text:p>421</text:p>
          </table:table-cell>
          <table:table-cell office:value-type="float" office:value="2315.7240000000002" table:style-name="ce39">
            <text:p>2,316</text:p>
          </table:table-cell>
          <table:table-cell office:value-type="string" table:style-name="ce41">
            <text:p>[z]</text:p>
          </table:table-cell>
          <table:table-cell office:value-type="float" office:value="9150.634" table:style-name="ce39">
            <text:p>9,151</text:p>
          </table:table-cell>
          <table:table-cell table:style-name="ce1"/>
          <table:table-cell office:value-type="string" table:style-name="ce36">
            <text:p>Apr 2022 to Mar 2023 [b]</text:p>
          </table:table-cell>
          <table:table-cell office:value-type="float" office:value="33493.050000000003" table:style-name="ce39">
            <text:p>33,493</text:p>
          </table:table-cell>
          <table:table-cell office:value-type="float" office:value="2411.654" table:style-name="ce39">
            <text:p>2,412</text:p>
          </table:table-cell>
          <table:table-cell office:value-type="float" office:value="2925.9659999999999" table:style-name="ce39">
            <text:p>2,926</text:p>
          </table:table-cell>
          <table:table-cell office:value-type="float" office:value="11332.22" table:style-name="ce39">
            <text:p>11,332</text:p>
          </table:table-cell>
          <table:table-cell office:value-type="float" office:value="70345.081999999995" table:style-name="ce39">
            <text:p>70,345</text:p>
          </table:table-cell>
          <table:table-cell office:value-type="string" table:style-name="ce41">
            <text:p>[z]</text:p>
          </table:table-cell>
          <table:table-cell office:value-type="float" office:value="120507.97199999999" table:style-name="ce39">
            <text:p>120,508</text:p>
          </table:table-cell>
          <table:table-cell table:number-columns-repeated="16349"/>
        </table:table-row>
        <table:table-row table:style-name="ro3">
          <table:table-cell office:value-type="string" table:style-name="ce36">
            <text:p>Apr 2023 to Mar 2024</text:p>
          </table:table-cell>
          <table:table-cell office:value-type="float" office:value="10306.1" table:style-name="ce37">
            <text:p>10,306</text:p>
          </table:table-cell>
          <table:table-cell office:value-type="float" office:value="74565.005999999994" table:style-name="ce37">
            <text:p>74,565</text:p>
          </table:table-cell>
          <table:table-cell office:value-type="float" office:value="84871.106" table:style-name="ce37">
            <text:p>84,871</text:p>
          </table:table-cell>
          <table:table-cell table:style-name="ce1"/>
          <table:table-cell office:value-type="string" table:style-name="ce36">
            <text:p>Apr 2023 to Mar 2024</text:p>
          </table:table-cell>
          <table:table-cell office:value-type="float" office:value="1952.694" table:style-name="ce38">
            <text:p>1,953</text:p>
          </table:table-cell>
          <table:table-cell office:value-type="float" office:value="2564.1419999999998" table:style-name="ce38">
            <text:p>2,564</text:p>
          </table:table-cell>
          <table:table-cell office:value-type="float" office:value="976.024" table:style-name="ce38">
            <text:p>976</text:p>
          </table:table-cell>
          <table:table-cell office:value-type="float" office:value="252.25200000000001" table:style-name="ce38">
            <text:p>252</text:p>
          </table:table-cell>
          <table:table-cell office:value-type="float" office:value="397.51400000000001" table:style-name="ce38">
            <text:p>398</text:p>
          </table:table-cell>
          <table:table-cell office:value-type="float" office:value="311.26799999999997" table:style-name="ce38">
            <text:p>311</text:p>
          </table:table-cell>
          <table:table-cell office:value-type="float" office:value="3497.99" table:style-name="ce38">
            <text:p>3,498</text:p>
          </table:table-cell>
          <table:table-cell office:value-type="float" office:value="224.21600000000001" table:style-name="ce38">
            <text:p>224</text:p>
          </table:table-cell>
          <table:table-cell office:value-type="float" office:value="76.822000000000003" table:style-name="ce38">
            <text:p>77</text:p>
          </table:table-cell>
          <table:table-cell office:value-type="float" office:value="53.177999999999997" table:style-name="ce38">
            <text:p>53</text:p>
          </table:table-cell>
          <table:table-cell office:value-type="float" office:value="10306.1" table:style-name="ce38">
            <text:p>10,306</text:p>
          </table:table-cell>
          <table:table-cell table:style-name="ce1"/>
          <table:table-cell office:value-type="string" table:style-name="ce36">
            <text:p>Apr 2023 to Mar 2024</text:p>
          </table:table-cell>
          <table:table-cell office:value-type="float" office:value="6570.8119999999999" table:style-name="ce39">
            <text:p>6,571</text:p>
          </table:table-cell>
          <table:table-cell office:value-type="float" office:value="169.55199999999999" table:style-name="ce39">
            <text:p>170</text:p>
          </table:table-cell>
          <table:table-cell office:value-type="float" office:value="275.54399999999998" table:style-name="ce39">
            <text:p>276</text:p>
          </table:table-cell>
          <table:table-cell office:value-type="float" office:value="523.12199999999996" table:style-name="ce39">
            <text:p>523</text:p>
          </table:table-cell>
          <table:table-cell office:value-type="float" office:value="2767.07" table:style-name="ce39">
            <text:p>2,767</text:p>
          </table:table-cell>
          <table:table-cell office:value-type="string" table:style-name="ce41">
            <text:p>[z]</text:p>
          </table:table-cell>
          <table:table-cell office:value-type="float" office:value="10306.1" table:style-name="ce39">
            <text:p>10,306</text:p>
          </table:table-cell>
          <table:table-cell table:style-name="ce1"/>
          <table:table-cell office:value-type="string" table:style-name="ce36">
            <text:p>Apr 2023 to Mar 2024</text:p>
          </table:table-cell>
          <table:table-cell office:value-type="float" office:value="41652.745999999999" table:style-name="ce39">
            <text:p>41,653</text:p>
          </table:table-cell>
          <table:table-cell office:value-type="float" office:value="2971.1640000000002" table:style-name="ce39">
            <text:p>2,971</text:p>
          </table:table-cell>
          <table:table-cell office:value-type="float" office:value="3511.0619999999999" table:style-name="ce39">
            <text:p>3,511</text:p>
          </table:table-cell>
          <table:table-cell office:value-type="float" office:value="13697.888000000001" table:style-name="ce39">
            <text:p>13,698</text:p>
          </table:table-cell>
          <table:table-cell office:value-type="float" office:value="87297.152000000002" table:style-name="ce39">
            <text:p>87,297</text:p>
          </table:table-cell>
          <table:table-cell office:value-type="string" table:style-name="ce41">
            <text:p>[z]</text:p>
          </table:table-cell>
          <table:table-cell office:value-type="float" office:value="149130.01199999999" table:style-name="ce39">
            <text:p>149,130</text:p>
          </table:table-cell>
          <table:table-cell table:number-columns-repeated="16349"/>
        </table:table-row>
        <table:table-row table:style-name="ro3">
          <table:table-cell office:value-type="string" table:style-name="ce36">
            <text:p>Apr 2024 to Mar 2025</text:p>
          </table:table-cell>
          <table:table-cell office:value-type="float" office:value="11408.14" table:style-name="ce37">
            <text:p>11,408</text:p>
          </table:table-cell>
          <table:table-cell office:value-type="float" office:value="78032.183999999994" table:style-name="ce37">
            <text:p>78,032</text:p>
          </table:table-cell>
          <table:table-cell office:value-type="float" office:value="89440.323999999993" table:style-name="ce37">
            <text:p>89,440</text:p>
          </table:table-cell>
          <table:table-cell table:style-name="ce1"/>
          <table:table-cell office:value-type="string" table:style-name="ce36">
            <text:p>Apr 2024 to Mar 2025</text:p>
          </table:table-cell>
          <table:table-cell office:value-type="float" office:value="2214.0619999999999" table:style-name="ce38">
            <text:p>2,214</text:p>
          </table:table-cell>
          <table:table-cell office:value-type="float" office:value="2870.616" table:style-name="ce38">
            <text:p>2,871</text:p>
          </table:table-cell>
          <table:table-cell office:value-type="float" office:value="1114.5" table:style-name="ce38">
            <text:p>1,115</text:p>
          </table:table-cell>
          <table:table-cell office:value-type="float" office:value="260.12" table:style-name="ce38">
            <text:p>260</text:p>
          </table:table-cell>
          <table:table-cell office:value-type="float" office:value="427.44600000000003" table:style-name="ce38">
            <text:p>427</text:p>
          </table:table-cell>
          <table:table-cell office:value-type="float" office:value="325.88400000000001" table:style-name="ce38">
            <text:p>326</text:p>
          </table:table-cell>
          <table:table-cell office:value-type="float" office:value="3792.36" table:style-name="ce38">
            <text:p>3,792</text:p>
          </table:table-cell>
          <table:table-cell office:value-type="float" office:value="242.02199999999999" table:style-name="ce38">
            <text:p>242</text:p>
          </table:table-cell>
          <table:table-cell office:value-type="float" office:value="99.787999999999997" table:style-name="ce38">
            <text:p>100</text:p>
          </table:table-cell>
          <table:table-cell office:value-type="float" office:value="61.341999999999999" table:style-name="ce38">
            <text:p>61</text:p>
          </table:table-cell>
          <table:table-cell office:value-type="float" office:value="11408.14" table:style-name="ce38">
            <text:p>11,408</text:p>
          </table:table-cell>
          <table:table-cell table:style-name="ce1"/>
          <table:table-cell office:value-type="string" table:style-name="ce36">
            <text:p>Apr 2024 to Mar 2025</text:p>
          </table:table-cell>
          <table:table-cell office:value-type="float" office:value="7358.2839999999997" table:style-name="ce39">
            <text:p>7,358</text:p>
          </table:table-cell>
          <table:table-cell office:value-type="float" office:value="179.62200000000001" table:style-name="ce39">
            <text:p>180</text:p>
          </table:table-cell>
          <table:table-cell office:value-type="float" office:value="294.78199999999998" table:style-name="ce39">
            <text:p>295</text:p>
          </table:table-cell>
          <table:table-cell office:value-type="float" office:value="536.36199999999997" table:style-name="ce39">
            <text:p>536</text:p>
          </table:table-cell>
          <table:table-cell office:value-type="float" office:value="3039.09" table:style-name="ce39">
            <text:p>3,039</text:p>
          </table:table-cell>
          <table:table-cell office:value-type="string" table:style-name="ce41">
            <text:p>[z]</text:p>
          </table:table-cell>
          <table:table-cell office:value-type="float" office:value="11408.14" table:style-name="ce39">
            <text:p>11,408</text:p>
          </table:table-cell>
          <table:table-cell table:style-name="ce1"/>
          <table:table-cell office:value-type="string" table:style-name="ce36">
            <text:p>Apr 2024 to Mar 2025</text:p>
          </table:table-cell>
          <table:table-cell office:value-type="float" office:value="44419.985999999997" table:style-name="ce39">
            <text:p>44,420</text:p>
          </table:table-cell>
          <table:table-cell office:value-type="float" office:value="2903.1579999999999" table:style-name="ce39">
            <text:p>2,903</text:p>
          </table:table-cell>
          <table:table-cell office:value-type="float" office:value="3644.38" table:style-name="ce39">
            <text:p>3,644</text:p>
          </table:table-cell>
          <table:table-cell office:value-type="float" office:value="14349.22" table:style-name="ce39">
            <text:p>14,349</text:p>
          </table:table-cell>
          <table:table-cell office:value-type="float" office:value="90747.623999999996" table:style-name="ce39">
            <text:p>90,748</text:p>
          </table:table-cell>
          <table:table-cell office:value-type="string" table:style-name="ce41">
            <text:p>[z]</text:p>
          </table:table-cell>
          <table:table-cell office:value-type="float" office:value="156064.36799999999" table:style-name="ce39">
            <text:p>156,064</text:p>
          </table:table-cell>
          <table:table-cell table:number-columns-repeated="16349"/>
        </table:table-row>
        <table:table-row table:style-name="ro10">
          <table:table-cell table:number-columns-repeated="16384" table:style-name="ce1"/>
        </table:table-row>
        <table:table-row table:number-rows-repeated="1048539" table:style-name="ro11">
          <table:table-cell table:number-columns-repeated="16384"/>
        </table:table-row>
      </table:table>
      <table:database-ranges>
        <table:database-range table:target-range-address="Notes.A3:Notes.B6" table:name="notes_table_1565">
          <table:sort>
            <table:sort-by table:field-number="0"/>
          </table:sort>
        </table:database-range>
        <table:database-range table:target-range-address="1565_regional_journeys_scotland.A6:1565_regional_journeys_scotland.D36" table:name="table_1565a_number_of_passenger_journeys_for_scotland"/>
        <table:database-range table:target-range-address="1565_regional_journeys_scotland.F6:1565_regional_journeys_scotland.Q36" table:name="table_1565b_number_of_scotland_passenger_journeys_to_or_from_other_regions"/>
        <table:database-range table:target-range-address="1565_regional_journeys_scotland.S6:1565_regional_journeys_scotland.Z36" table:name="table_1565c_number_of_passenger_journeys_to_or_from_other_regions_by_international_territorial_level_2_boundaries_in_scotland"/>
        <table:database-range table:target-range-address="1565_regional_journeys_scotland.AB6:1565_regional_journeys_scotland.AI36" table:name="table_1565d_number_of_passenger_journeys_within_scotland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style:style style:name="cf1" style:family="table-cell" style:data-style-name="N0">
      <style:table-cell-properties fo:background-color="#FFC000"/>
    </style:style>
    <style:style style:name="cf2"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65: Regional passenger journeys, Scotland</dc:title>
    <dc:description/>
    <dc:subject/>
    <meta:keyword>Scotland</meta:keyword>
    <meta:keyword> Regional usage</meta:keyword>
    <meta:initial-creator>Office of Rail and Road</meta:initial-creator>
    <dc:creator>Al-Ajeel, Laith</dc:creator>
    <meta:creation-date>2021-12-08T00:45:53Z</meta:creation-date>
    <dc:date>2025-12-02T10:48:56Z</dc:date>
  </office:meta>
</office:document-meta>
</file>